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</office:font-face-decls>
  <office:automatic-styles>
    <text:list-style style:name="LFO4">
      <text:list-level-style-number text:level="1" style:num-suffix="." style:num-format="1" text:start-value="6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andard" style:master-page-name="MP0" style:family="paragraph">
      <style:paragraph-properties fo:keep-with-next="always" fo:keep-together="always" fo:break-before="page" fo:text-align="center" fo:margin-top="0.0555in"/>
    </style:style>
    <style:style style:name="T2" style:parent-style-name="Основнойшрифтабзаца" style:family="text">
      <style:text-properties style:font-name="Times New Roman" style:font-name-complex="Times New Roman" fo:text-transform="uppercase" fo:font-size="14pt" style:font-size-asian="14pt" style:font-size-complex="14pt"/>
    </style:style>
    <style:style style:name="T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" style:parent-style-name="Основнойшрифтабзаца" style:family="text">
      <style:text-properties style:font-name="Times New Roman" style:font-name-complex="Times New Roman" fo:text-transform="uppercase" fo:font-size="14pt" style:font-size-asian="14pt" style:font-size-complex="14pt"/>
    </style:style>
    <style:style style:name="P5" style:parent-style-name="Standard" style:family="paragraph">
      <style:paragraph-properties fo:margin-bottom="0.1111in" style:line-height-at-least="0.2166in"/>
      <style:text-properties style:font-name="Times New Roman" style:font-name-complex="Times New Roman" fo:font-size="14pt" style:font-size-asian="14pt" style:font-size-complex="14pt" fo:language="en" fo:country="US"/>
    </style:style>
    <style:style style:name="P6" style:parent-style-name="Standard" style:family="paragraph">
      <style:paragraph-properties fo:margin-bottom="0.1111in" style:line-height-at-least="0.2166in"/>
      <style:text-properties style:font-name="Times New Roman" style:font-name-complex="Times New Roman" fo:font-size="14pt" style:font-size-asian="14pt" style:font-size-complex="14pt" fo:language="en" fo:country="US"/>
    </style:style>
    <style:style style:name="P7" style:parent-style-name="Standard" style:family="paragraph">
      <style:paragraph-properties fo:keep-with-next="always" fo:keep-together="always" fo:text-align="center" fo:margin-top="0.0555in"/>
      <style:text-properties style:font-name="Times New Roman" style:font-name-complex="Times New Roman" fo:text-transform="uppercase" fo:font-size="14pt" style:font-size-asian="14pt" style:font-size-complex="14pt"/>
    </style:style>
    <style:style style:name="P8" style:parent-style-name="Standard" style:family="paragraph">
      <style:paragraph-properties fo:margin-bottom="0.1111in" style:line-height-at-least="0.2166in"/>
    </style:style>
    <style:style style:name="T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0" style:parent-style-name="Standard" style:family="paragraph">
      <style:paragraph-properties fo:margin-bottom="0.1111in" style:line-height-at-least="0.2166in"/>
    </style:style>
    <style:style style:name="T1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2" style:parent-style-name="Standard" style:family="paragraph">
      <style:paragraph-properties fo:margin-bottom="0.1111in" style:line-height-at-least="0.2166in"/>
      <style:text-properties style:font-name="Times New Roman" style:font-name-complex="Times New Roman" fo:font-size="14pt" style:font-size-asian="14pt" style:font-size-complex="14pt" fo:language="ru" fo:country="RU"/>
    </style:style>
    <style:style style:name="P13" style:parent-style-name="Standard" style:family="paragraph">
      <style:paragraph-properties fo:keep-with-next="always" fo:keep-together="always" fo:text-align="center" fo:margin-top="0.0555in"/>
    </style:style>
    <style:style style:name="T14" style:parent-style-name="Основнойшрифтабзаца" style:family="text">
      <style:text-properties style:font-name="Times New Roman" style:font-name-complex="Times New Roman" fo:text-transform="uppercase" fo:font-size="14pt" style:font-size-asian="14pt" style:font-size-complex="14pt"/>
    </style:style>
    <style:style style:name="T15" style:parent-style-name="Основнойшрифтабзаца" style:family="text">
      <style:text-properties style:font-name="Times New Roman" style:font-name-complex="Times New Roman" fo:text-transform="uppercase" fo:font-size="14pt" style:font-size-asian="14pt" style:font-size-complex="14pt" fo:language="ru" fo:country="RU"/>
    </style:style>
    <style:style style:name="T16" style:parent-style-name="Основнойшрифтабзаца" style:family="text">
      <style:text-properties style:font-name="Times New Roman" style:font-name-complex="Times New Roman" fo:text-transform="uppercase" fo:font-size="14pt" style:font-size-asian="14pt" style:font-size-complex="14pt"/>
    </style:style>
    <style:style style:name="T17" style:parent-style-name="Основнойшрифтабзаца" style:family="text">
      <style:text-properties style:font-name="Times New Roman" style:font-name-complex="Times New Roman" fo:text-transform="uppercase" fo:font-size="14pt" style:font-size-asian="14pt" style:font-size-complex="14pt" fo:language="ru" fo:country="RU"/>
    </style:style>
    <style:style style:name="P18" style:parent-style-name="Standard" style:family="paragraph">
      <style:paragraph-properties fo:margin-bottom="0.1111in" style:line-height-at-least="0.2166in"/>
    </style:style>
    <style:style style:name="T1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0" style:parent-style-name="Standard" style:family="paragraph">
      <style:paragraph-properties fo:margin-bottom="0.1111in" style:line-height-at-least="0.2166in"/>
    </style:style>
    <style:style style:name="T2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2" style:parent-style-name="Standard" style:family="paragraph">
      <style:paragraph-properties fo:keep-with-next="always" fo:keep-together="always" fo:text-align="center" fo:margin-top="0.0555in"/>
    </style:style>
    <style:style style:name="T23" style:parent-style-name="Основнойшрифтабзаца" style:family="text">
      <style:text-properties style:font-name="Times New Roman" style:font-name-complex="Times New Roman" fo:text-transform="uppercase" fo:font-size="14pt" style:font-size-asian="14pt" style:font-size-complex="14pt"/>
    </style:style>
    <style:style style:name="T24" style:parent-style-name="Основнойшрифтабзаца" style:family="text">
      <style:text-properties style:font-name="Times New Roman" style:font-name-complex="Times New Roman" fo:text-transform="uppercase" fo:color="#0070C0" fo:font-size="14pt" style:font-size-asian="14pt" style:font-size-complex="14pt"/>
    </style:style>
    <style:style style:name="T25" style:parent-style-name="Основнойшрифтабзаца" style:family="text">
      <style:text-properties style:font-name="Times New Roman" style:font-name-complex="Times New Roman" fo:text-transform="uppercase" fo:color="#0070C0" fo:font-size="14pt" style:font-size-asian="14pt" style:font-size-complex="14pt" fo:language="ru" fo:country="RU"/>
    </style:style>
    <style:style style:name="P26" style:parent-style-name="Standard" style:family="paragraph">
      <style:paragraph-properties fo:margin-bottom="0.1111in" style:line-height-at-least="0.2166in"/>
    </style:style>
    <style:style style:name="T27" style:parent-style-name="Основнойшрифтабзаца" style:family="text">
      <style:text-properties style:font-name="Times New Roman" style:font-name-complex="Times New Roman" fo:color="#0070C0" fo:font-size="14pt" style:font-size-asian="14pt" style:font-size-complex="14pt" fo:language="en" fo:country="US"/>
    </style:style>
    <style:style style:name="P28" style:parent-style-name="Standard" style:family="paragraph">
      <style:paragraph-properties fo:keep-with-next="always" fo:keep-together="always" fo:text-align="center" fo:margin-top="0.0833in"/>
      <style:text-properties style:font-name="Times New Roman" style:font-name-complex="Times New Roman" style:use-window-font-color="true" fo:font-size="14pt" style:font-size-asian="14pt" style:font-size-complex="14pt"/>
    </style:style>
    <style:style style:name="P29" style:parent-style-name="Standard" style:family="paragraph">
      <style:paragraph-properties fo:keep-with-next="always" fo:keep-together="always" fo:text-align="center" fo:margin-top="0.0833in"/>
    </style:style>
    <style:style style:name="T30" style:parent-style-name="Основнойшрифтабзаца" style:family="text">
      <style:text-properties style:font-name="Times New Roman" style:font-name-complex="Times New Roman" fo:color="#4F81BD" fo:letter-spacing="-0.0006in" fo:font-size="14pt" style:font-size-asian="14pt"/>
    </style:style>
    <style:style style:name="P31" style:parent-style-name="Standard" style:family="paragraph">
      <style:paragraph-properties fo:text-align="center" fo:margin-bottom="0.1111in" style:line-height-at-least="0.2166in"/>
    </style:style>
    <style:style style:name="T32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33" style:parent-style-name="Основнойшрифтабзаца" style:family="text">
      <style:text-properties style:font-name="Times New Roman" style:font-name-complex="Times New Roman" fo:color="#0070C0" fo:font-size="14pt" style:font-size-asian="14pt" style:font-size-complex="14pt" fo:language="ru" fo:country="RU"/>
    </style:style>
    <style:style style:name="P34" style:parent-style-name="Standard" style:family="paragraph">
      <style:paragraph-properties fo:margin-bottom="0.1111in" style:line-height-at-least="0.2166in"/>
      <style:text-properties style:font-name="Times New Roman" style:font-name-complex="Times New Roman" style:use-window-font-color="true" fo:font-size="14pt" style:font-size-asian="14pt" style:font-size-complex="14pt" fo:language="ru" fo:country="RU"/>
    </style:style>
    <style:style style:name="P35" style:parent-style-name="Standard" style:family="paragraph">
      <style:paragraph-properties fo:margin-bottom="0.1111in" style:line-height-at-least="0.2166in"/>
    </style:style>
    <style:style style:name="T36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 fo:language="en" fo:country="US"/>
    </style:style>
    <style:style style:name="P37" style:parent-style-name="Standard" style:family="paragraph">
      <style:paragraph-properties fo:margin-bottom="0.1111in" fo:margin-left="4.1347in">
        <style:tab-stops/>
      </style:paragraph-properties>
    </style:style>
    <style:style style:name="T38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T39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42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 fo:language="ru" fo:country="RU"/>
    </style:style>
    <style:style style:name="T43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46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 fo:language="en" fo:country="US"/>
    </style:style>
    <style:style style:name="T47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48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 fo:language="ru" fo:country="RU"/>
    </style:style>
    <style:style style:name="T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" style:parent-style-name="Основнойшрифтабзаца" style:family="text">
      <style:text-properties style:font-name="Times New Roman" style:font-name-complex="Times New Roman" fo:color="#0070C0" fo:font-size="14pt" style:font-size-asian="14pt" style:font-size-complex="14pt"/>
    </style:style>
    <style:style style:name="P51" style:parent-style-name="Standard" style:family="paragraph">
      <style:paragraph-properties fo:margin-bottom="0.1111in" fo:margin-left="4.1347in">
        <style:tab-stops/>
      </style:paragraph-properties>
      <style:text-properties style:font-name="Times New Roman" style:font-name-complex="Times New Roman" fo:font-weight="bold" style:font-weight-asian="bold" style:use-window-font-color="true" fo:font-size="14pt" style:font-size-asian="14pt" style:font-size-complex="14pt" fo:language="ru" fo:country="RU"/>
    </style:style>
    <style:style style:name="P52" style:parent-style-name="Standard" style:family="paragraph">
      <style:paragraph-properties fo:margin-bottom="0.1111in" fo:margin-left="4.1347in">
        <style:tab-stops/>
      </style:paragraph-properties>
    </style:style>
    <style:style style:name="T53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T54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P59" style:parent-style-name="Standard" style:family="paragraph">
      <style:paragraph-properties fo:margin-bottom="0.1111in" style:line-height-at-least="0.2166in" fo:margin-left="4.1347in">
        <style:tab-stops/>
      </style:paragraph-properties>
      <style:text-properties style:font-name="Times New Roman" style:font-name-complex="Times New Roman" style:use-window-font-color="true" fo:font-size="14pt" style:font-size-asian="14pt" style:font-size-complex="14pt" fo:language="ru" fo:country="RU"/>
    </style:style>
    <style:style style:name="P60" style:parent-style-name="Standard" style:family="paragraph">
      <style:paragraph-properties fo:margin-bottom="0.1111in" style:line-height-at-least="0.2166in"/>
      <style:text-properties style:font-name="Times New Roman" style:font-name-complex="Times New Roman" style:use-window-font-color="true" fo:font-size="14pt" style:font-size-asian="14pt" style:font-size-complex="14pt" fo:language="ru" fo:country="RU"/>
    </style:style>
    <style:style style:name="P61" style:parent-style-name="Standard" style:family="paragraph">
      <style:paragraph-properties fo:keep-with-next="always" fo:keep-together="always" fo:text-align="center" fo:margin-top="0.5in"/>
      <style:text-properties style:font-name="Times New Roman" style:font-name-complex="Times New Roman" fo:text-transform="uppercase" style:use-window-font-color="true" fo:font-size="14pt" style:font-size-asian="14pt" style:font-size-complex="14pt"/>
    </style:style>
    <style:style style:name="P6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style:use-window-font-color="true" fo:font-size="14pt" style:font-size-asian="14pt" style:font-size-complex="14pt"/>
    </style:style>
    <style:style style:name="P63" style:parent-style-name="Обычный" style:family="paragraph">
      <style:paragraph-properties fo:keep-with-next="always" fo:keep-together="always" fo:widows="2" fo:orphans="2" style:vertical-align="auto" fo:margin-top="0.3333in" fo:line-height="115%"/>
      <style:text-properties style:font-name="Times New Roman" style:font-name-asian="Times New Roman" style:font-name-complex="Times New Roman" fo:font-weight="bold" style:font-weight-asian="bold" style:font-weight-complex="bold" fo:color="#365F91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64" style:parent-style-name="Обычный" style:family="paragraph">
      <style:paragraph-properties fo:keep-with-next="always" fo:keep-together="always" fo:widows="2" fo:orphans="2" style:vertical-align="auto" fo:margin-top="0.1388in" fo:line-height="115%"/>
      <style:text-properties fo:hyphenate="true"/>
    </style:style>
    <style:style style:name="T6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4F81BD" fo:letter-spacing="-0.0006in" style:letter-kerning="false" fo:font-size="13pt" style:font-size-asian="13pt" style:font-size-complex="13pt" style:language-asian="en" style:country-asian="US" style:language-complex="ar" style:country-complex="SA"/>
    </style:style>
    <style:style style:name="T6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4F81BD" fo:letter-spacing="-0.0118in" style:letter-kerning="false" fo:font-size="13pt" style:font-size-asian="13pt" style:font-size-complex="13pt" style:language-asian="en" style:country-asian="US" style:language-complex="ar" style:country-complex="SA"/>
    </style:style>
    <style:style style:name="T6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4F81BD" style:letter-kerning="false" fo:font-size="13pt" style:font-size-asian="13pt" style:font-size-complex="13pt" style:language-asian="en" style:country-asian="US" style:language-complex="ar" style:country-complex="SA"/>
    </style:style>
    <style:style style:name="T6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4F81BD" fo:letter-spacing="-0.0111in" style:letter-kerning="false" fo:font-size="13pt" style:font-size-asian="13pt" style:font-size-complex="13pt" style:language-asian="en" style:country-asian="US" style:language-complex="ar" style:country-complex="SA"/>
    </style:style>
    <style:style style:name="T6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4F81BD" style:letter-kerning="false" fo:font-size="13pt" style:font-size-asian="13pt" style:font-size-complex="13pt" style:language-asian="en" style:country-asian="US" style:language-complex="ar" style:country-complex="SA"/>
    </style:style>
    <style:style style:name="P70" style:parent-style-name="Обычный" style:family="paragraph">
      <style:paragraph-properties fo:widows="2" fo:orphans="2" style:vertical-align="auto" fo:margin-bottom="0.1388in" fo:line-height="115%"/>
      <style:text-properties fo:hyphenate="true"/>
    </style:style>
    <style:style style:name="T7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7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41in" style:letter-kerning="false" fo:font-size="11pt" style:font-size-asian="11pt" style:font-size-complex="11pt" style:language-asian="en" style:country-asian="US" style:language-complex="ar" style:country-complex="SA"/>
    </style:style>
    <style:style style:name="T7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7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27in" style:letter-kerning="false" fo:font-size="11pt" style:font-size-asian="11pt" style:font-size-complex="11pt" style:language-asian="en" style:country-asian="US" style:language-complex="ar" style:country-complex="SA"/>
    </style:style>
    <style:style style:name="T7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7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27in" style:letter-kerning="false" fo:font-size="11pt" style:font-size-asian="11pt" style:font-size-complex="11pt" style:language-asian="en" style:country-asian="US" style:language-complex="ar" style:country-complex="SA"/>
    </style:style>
    <style:style style:name="T7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7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2in" style:letter-kerning="false" fo:font-size="11pt" style:font-size-asian="11pt" style:font-size-complex="11pt" style:language-asian="en" style:country-asian="US" style:language-complex="ar" style:country-complex="SA"/>
    </style:style>
    <style:style style:name="T7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8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486in" style:letter-kerning="false" fo:font-size="11pt" style:font-size-asian="11pt" style:font-size-complex="11pt" style:language-asian="en" style:country-asian="US" style:language-complex="ar" style:country-complex="SA"/>
    </style:style>
    <style:style style:name="T8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06in" style:letter-kerning="false" fo:font-size="11pt" style:font-size-asian="11pt" style:font-size-complex="11pt" style:language-asian="en" style:country-asian="US" style:language-complex="ar" style:country-complex="SA"/>
    </style:style>
    <style:style style:name="T8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8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41in" style:letter-kerning="false" fo:font-size="11pt" style:font-size-asian="11pt" style:font-size-complex="11pt" style:language-asian="en" style:country-asian="US" style:language-complex="ar" style:country-complex="SA"/>
    </style:style>
    <style:style style:name="T8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13in" style:letter-kerning="false" fo:font-size="11pt" style:font-size-asian="11pt" style:font-size-complex="11pt" style:language-asian="en" style:country-asian="US" style:language-complex="ar" style:country-complex="SA"/>
    </style:style>
    <style:style style:name="T8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27in" style:letter-kerning="false" fo:font-size="11pt" style:font-size-asian="11pt" style:font-size-complex="11pt" style:language-asian="en" style:country-asian="US" style:language-complex="ar" style:country-complex="SA"/>
    </style:style>
    <style:style style:name="T8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8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91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8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8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61in" style:letter-kerning="false" fo:font-size="11pt" style:font-size-asian="11pt" style:font-size-complex="11pt" style:language-asian="en" style:country-asian="US" style:language-complex="ar" style:country-complex="SA"/>
    </style:style>
    <style:style style:name="T9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9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68in" style:letter-kerning="false" fo:font-size="11pt" style:font-size-asian="11pt" style:font-size-complex="11pt" style:language-asian="en" style:country-asian="US" style:language-complex="ar" style:country-complex="SA"/>
    </style:style>
    <style:style style:name="T9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9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33in" style:letter-kerning="false" fo:font-size="11pt" style:font-size-asian="11pt" style:font-size-complex="11pt" style:language-asian="en" style:country-asian="US" style:language-complex="ar" style:country-complex="SA"/>
    </style:style>
    <style:style style:name="T9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9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33in" style:letter-kerning="false" fo:font-size="11pt" style:font-size-asian="11pt" style:font-size-complex="11pt" style:language-asian="en" style:country-asian="US" style:language-complex="ar" style:country-complex="SA"/>
    </style:style>
    <style:style style:name="T9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9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33in" style:letter-kerning="false" fo:font-size="11pt" style:font-size-asian="11pt" style:font-size-complex="11pt" style:language-asian="en" style:country-asian="US" style:language-complex="ar" style:country-complex="SA"/>
    </style:style>
    <style:style style:name="T9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9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81in" style:letter-kerning="false" fo:font-size="11pt" style:font-size-asian="11pt" style:font-size-complex="11pt" style:language-asian="en" style:country-asian="US" style:language-complex="ar" style:country-complex="SA"/>
    </style:style>
    <style:style style:name="T10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0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33in" style:letter-kerning="false" fo:font-size="11pt" style:font-size-asian="11pt" style:font-size-complex="11pt" style:language-asian="en" style:country-asian="US" style:language-complex="ar" style:country-complex="SA"/>
    </style:style>
    <style:style style:name="T10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0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47in" style:letter-kerning="false" fo:font-size="11pt" style:font-size-asian="11pt" style:font-size-complex="11pt" style:language-asian="en" style:country-asian="US" style:language-complex="ar" style:country-complex="SA"/>
    </style:style>
    <style:style style:name="T10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0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368in" style:letter-kerning="false" fo:font-size="11pt" style:font-size-asian="11pt" style:font-size-complex="11pt" style:language-asian="en" style:country-asian="US" style:language-complex="ar" style:country-complex="SA"/>
    </style:style>
    <style:style style:name="T10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0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22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10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0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48in" style:letter-kerning="false" fo:font-size="11pt" style:font-size-asian="11pt" style:font-size-complex="11pt" style:language-asian="en" style:country-asian="US" style:language-complex="ar" style:country-complex="SA"/>
    </style:style>
    <style:style style:name="T11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1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69in" style:letter-kerning="false" fo:font-size="11pt" style:font-size-asian="11pt" style:font-size-complex="11pt" style:language-asian="en" style:country-asian="US" style:language-complex="ar" style:country-complex="SA"/>
    </style:style>
    <style:style style:name="T11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1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62in" style:letter-kerning="false" fo:font-size="11pt" style:font-size-asian="11pt" style:font-size-complex="11pt" style:language-asian="en" style:country-asian="US" style:language-complex="ar" style:country-complex="SA"/>
    </style:style>
    <style:style style:name="T11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1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62in" style:letter-kerning="false" fo:font-size="11pt" style:font-size-asian="11pt" style:font-size-complex="11pt" style:language-asian="en" style:country-asian="US" style:language-complex="ar" style:country-complex="SA"/>
    </style:style>
    <style:style style:name="T11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1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69in" style:letter-kerning="false" fo:font-size="11pt" style:font-size-asian="11pt" style:font-size-complex="11pt" style:language-asian="en" style:country-asian="US" style:language-complex="ar" style:country-complex="SA"/>
    </style:style>
    <style:style style:name="T11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1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41in" style:letter-kerning="false" fo:font-size="11pt" style:font-size-asian="11pt" style:font-size-complex="11pt" style:language-asian="en" style:country-asian="US" style:language-complex="ar" style:country-complex="SA"/>
    </style:style>
    <style:style style:name="T12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06in" style:letter-kerning="false" fo:font-size="11pt" style:font-size-asian="11pt" style:font-size-complex="11pt" style:language-asian="en" style:country-asian="US" style:language-complex="ar" style:country-complex="SA"/>
    </style:style>
    <style:style style:name="T12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62in" style:letter-kerning="false" fo:font-size="11pt" style:font-size-asian="11pt" style:font-size-complex="11pt" style:language-asian="en" style:country-asian="US" style:language-complex="ar" style:country-complex="SA"/>
    </style:style>
    <style:style style:name="T12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2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2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2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9in" style:letter-kerning="false" fo:font-size="11pt" style:font-size-asian="11pt" style:font-size-complex="11pt" style:language-asian="en" style:country-asian="US" style:language-complex="ar" style:country-complex="SA"/>
    </style:style>
    <style:style style:name="T12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P127" style:parent-style-name="Обычный" style:family="paragraph">
      <style:paragraph-properties fo:widows="2" fo:orphans="2" style:vertical-align="auto" fo:margin-bottom="0.1388in" fo:line-height="115%"/>
      <style:text-properties fo:hyphenate="true"/>
    </style:style>
    <style:style style:name="T12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2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9in" style:letter-kerning="false" fo:font-size="11pt" style:font-size-asian="11pt" style:font-size-complex="11pt" style:language-asian="en" style:country-asian="US" style:language-complex="ar" style:country-complex="SA"/>
    </style:style>
    <style:style style:name="T130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3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83in" style:letter-kerning="false" fo:font-size="11pt" style:font-size-asian="11pt" style:font-size-complex="11pt" style:language-asian="en" style:country-asian="US" style:language-complex="ar" style:country-complex="SA"/>
    </style:style>
    <style:style style:name="T13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3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69in" style:letter-kerning="false" fo:font-size="11pt" style:font-size-asian="11pt" style:font-size-complex="11pt" style:language-asian="en" style:country-asian="US" style:language-complex="ar" style:country-complex="SA"/>
    </style:style>
    <style:style style:name="T13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3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83in" style:letter-kerning="false" fo:font-size="11pt" style:font-size-asian="11pt" style:font-size-complex="11pt" style:language-asian="en" style:country-asian="US" style:language-complex="ar" style:country-complex="SA"/>
    </style:style>
    <style:style style:name="T13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3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111in" style:letter-kerning="false" fo:font-size="11pt" style:font-size-asian="11pt" style:font-size-complex="11pt" style:language-asian="en" style:country-asian="US" style:language-complex="ar" style:country-complex="SA"/>
    </style:style>
    <style:style style:name="T13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3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4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97in" style:letter-kerning="false" fo:font-size="11pt" style:font-size-asian="11pt" style:font-size-complex="11pt" style:language-asian="en" style:country-asian="US" style:language-complex="ar" style:country-complex="SA"/>
    </style:style>
    <style:style style:name="T14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4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76in" style:letter-kerning="false" fo:font-size="11pt" style:font-size-asian="11pt" style:font-size-complex="11pt" style:language-asian="en" style:country-asian="US" style:language-complex="ar" style:country-complex="SA"/>
    </style:style>
    <style:style style:name="T14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4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83in" style:letter-kerning="false" fo:font-size="11pt" style:font-size-asian="11pt" style:font-size-complex="11pt" style:language-asian="en" style:country-asian="US" style:language-complex="ar" style:country-complex="SA"/>
    </style:style>
    <style:style style:name="T14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4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222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14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4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2in" style:letter-kerning="false" fo:font-size="11pt" style:font-size-asian="11pt" style:font-size-complex="11pt" style:language-asian="en" style:country-asian="US" style:language-complex="ar" style:country-complex="SA"/>
    </style:style>
    <style:style style:name="T14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5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13in" style:letter-kerning="false" fo:font-size="11pt" style:font-size-asian="11pt" style:font-size-complex="11pt" style:language-asian="en" style:country-asian="US" style:language-complex="ar" style:country-complex="SA"/>
    </style:style>
    <style:style style:name="T15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5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13in" style:letter-kerning="false" fo:font-size="11pt" style:font-size-asian="11pt" style:font-size-complex="11pt" style:language-asian="en" style:country-asian="US" style:language-complex="ar" style:country-complex="SA"/>
    </style:style>
    <style:style style:name="T15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5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2in" style:letter-kerning="false" fo:font-size="11pt" style:font-size-asian="11pt" style:font-size-complex="11pt" style:language-asian="en" style:country-asian="US" style:language-complex="ar" style:country-complex="SA"/>
    </style:style>
    <style:style style:name="T15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5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55in" style:letter-kerning="false" fo:font-size="11pt" style:font-size-asian="11pt" style:font-size-complex="11pt" style:language-asian="en" style:country-asian="US" style:language-complex="ar" style:country-complex="SA"/>
    </style:style>
    <style:style style:name="T15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5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13in" style:letter-kerning="false" fo:font-size="11pt" style:font-size-asian="11pt" style:font-size-complex="11pt" style:language-asian="en" style:country-asian="US" style:language-complex="ar" style:country-complex="SA"/>
    </style:style>
    <style:style style:name="T15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6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472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161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62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13in" style:letter-kerning="false" fo:font-size="11pt" style:font-size-asian="11pt" style:font-size-complex="11pt" style:language-asian="en" style:country-asian="US" style:language-complex="ar" style:country-complex="SA"/>
    </style:style>
    <style:style style:name="T163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64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2in" style:letter-kerning="false" fo:font-size="11pt" style:font-size-asian="11pt" style:font-size-complex="11pt" style:language-asian="en" style:country-asian="US" style:language-complex="ar" style:country-complex="SA"/>
    </style:style>
    <style:style style:name="T165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66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34in" style:letter-kerning="false" fo:font-size="11pt" style:font-size-asian="11pt" style:font-size-complex="11pt" style:language-asian="en" style:country-asian="US" style:language-complex="ar" style:country-complex="SA"/>
    </style:style>
    <style:style style:name="T167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68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2in" style:letter-kerning="false" fo:font-size="11pt" style:font-size-asian="11pt" style:font-size-complex="11pt" style:language-asian="en" style:country-asian="US" style:language-complex="ar" style:country-complex="SA"/>
    </style:style>
    <style:style style:name="T169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7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48in" style:letter-kerning="false" fo:font-size="11pt" style:font-size-asian="11pt" style:font-size-complex="11pt" style:language-asian="en" style:country-asian="US" style:language-complex="ar" style:country-complex="SA"/>
    </style:style>
    <style:style style:name="T17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72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73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41in" style:letter-kerning="false" fo:font-size="11pt" style:font-size-asian="11pt" style:font-size-complex="11pt" style:language-asian="en" style:country-asian="US" style:language-complex="ar" style:country-complex="SA"/>
    </style:style>
    <style:style style:name="T174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75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13in" style:letter-kerning="false" fo:font-size="11pt" style:font-size-asian="11pt" style:font-size-complex="11pt" style:language-asian="en" style:country-asian="US" style:language-complex="ar" style:country-complex="SA"/>
    </style:style>
    <style:style style:name="T176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77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2in" style:letter-kerning="false" fo:font-size="11pt" style:font-size-asian="11pt" style:font-size-complex="11pt" style:language-asian="en" style:country-asian="US" style:language-complex="ar" style:country-complex="SA"/>
    </style:style>
    <style:style style:name="T178" style:parent-style-name="Основнойшрифтабзаца" style:family="text"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79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027in" style:letter-kerning="false" fo:font-size="11pt" style:font-size-asian="11pt" style:font-size-complex="11pt" style:language-asian="en" style:country-asian="US" style:language-complex="ar" style:country-complex="SA"/>
    </style:style>
    <style:style style:name="T180" style:parent-style-name="Основнойшрифтабзаца" style:family="text">
      <style:text-properties style:font-name="Times New Roman" style:font-name-asian="Calibri" style:font-name-complex="Times New Roman" style:use-window-font-color="true" fo:letter-spacing="-0.002in" style:letter-kerning="false" fo:font-size="11pt" style:font-size-asian="11pt" style:font-size-complex="11pt" style:language-asian="en" style:country-asian="US" style:language-complex="ar" style:country-complex="SA"/>
    </style:style>
    <style:style style:name="T181" style:parent-style-name="Основнойшрифтабзаца" style:family="text">
      <style:text-properties style:font-name="Times New Roman" style:font-name-asian="Calibri" style:font-name-complex="Times New Roman" style:use-window-font-color="true" fo:letter-spacing="0.0527in" style:text-scale="99%" style:letter-kerning="false" fo:font-size="11pt" style:font-size-asian="11pt" style:font-size-complex="11pt" style:language-asian="en" style:country-asian="US" style:language-complex="ar" style:country-complex="SA"/>
    </style:style>
    <style:style style:name="T18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T183" style:parent-style-name="Основнойшрифтабзаца" style:family="text">
      <style:text-properties style:font-name="Times New Roman" style:font-name-asian="Times New Roman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/>
    </style:style>
    <style:style style:name="P18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85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11pt" style:font-size-asian="11pt" style:font-size-complex="11pt" style:language-asian="uk" style:country-asian="UA" style:language-complex="ar" style:country-complex="SA"/>
    </style:style>
    <style:style style:name="T186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P18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88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11pt" style:font-size-asian="11pt" style:font-size-complex="11pt" style:language-asian="uk" style:country-asian="UA" style:language-complex="ar" style:country-complex="SA"/>
    </style:style>
    <style:style style:name="T189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P190" style:parent-style-name="Обычный" style:family="paragraph">
      <style:paragraph-properties fo:widows="2" fo:orphans="2" style:text-autospace="none" style:vertical-align="auto"/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 fo:hyphenate="true"/>
    </style:style>
    <style:style style:name="P19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92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193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11pt" style:font-size-asian="11pt" style:font-size-complex="11pt" style:language-asian="uk" style:country-asian="UA" style:language-complex="ar" style:country-complex="SA"/>
    </style:style>
    <style:style style:name="T194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195" style:parent-style-name="Основнойшрифтабзаца" style:family="text">
      <style:text-properties style:font-name="Times New Roman" style:font-name-asian="Calibri" style:font-name-complex="Times New Roman" fo:color="#2B91AF" style:letter-kerning="false" fo:font-size="11pt" style:font-size-asian="11pt" style:font-size-complex="11pt" style:language-asian="uk" style:country-asian="UA" style:language-complex="ar" style:country-complex="SA"/>
    </style:style>
    <style:style style:name="T196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197" style:parent-style-name="Основнойшрифтабзаца" style:family="text">
      <style:text-properties style:font-name="Times New Roman" style:font-name-asian="Calibri" style:font-name-complex="Times New Roman" fo:color="#008000" style:letter-kerning="false" fo:font-size="11pt" style:font-size-asian="11pt" style:font-size-complex="11pt" style:language-asian="uk" style:country-asian="UA" style:language-complex="ar" style:country-complex="SA"/>
    </style:style>
    <style:style style:name="P198" style:parent-style-name="Обычный" style:family="paragraph">
      <style:paragraph-properties fo:widows="2" fo:orphans="2" style:text-autospace="none" style:vertical-align="auto"/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 fo:hyphenate="true"/>
    </style:style>
    <style:style style:name="P19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00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201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11pt" style:font-size-asian="11pt" style:font-size-complex="11pt" style:language-asian="uk" style:country-asian="UA" style:language-complex="ar" style:country-complex="SA"/>
    </style:style>
    <style:style style:name="T202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203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11pt" style:font-size-asian="11pt" style:font-size-complex="11pt" style:language-asian="uk" style:country-asian="UA" style:language-complex="ar" style:country-complex="SA"/>
    </style:style>
    <style:style style:name="T204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205" style:parent-style-name="Основнойшрифтабзаца" style:family="text">
      <style:text-properties style:font-name="Times New Roman" style:font-name-asian="Calibri" style:font-name-complex="Times New Roman" fo:color="#008000" style:letter-kerning="false" fo:font-size="11pt" style:font-size-asian="11pt" style:font-size-complex="11pt" style:language-asian="uk" style:country-asian="UA" style:language-complex="ar" style:country-complex="SA"/>
    </style:style>
    <style:style style:name="P20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07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208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11pt" style:font-size-asian="11pt" style:font-size-complex="11pt" style:language-asian="uk" style:country-asian="UA" style:language-complex="ar" style:country-complex="SA"/>
    </style:style>
    <style:style style:name="T209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210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11pt" style:font-size-asian="11pt" style:font-size-complex="11pt" style:language-asian="uk" style:country-asian="UA" style:language-complex="ar" style:country-complex="SA"/>
    </style:style>
    <style:style style:name="T211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212" style:parent-style-name="Основнойшрифтабзаца" style:family="text">
      <style:text-properties style:font-name="Times New Roman" style:font-name-asian="Calibri" style:font-name-complex="Times New Roman" fo:color="#008000" style:letter-kerning="false" fo:font-size="11pt" style:font-size-asian="11pt" style:font-size-complex="11pt" style:language-asian="uk" style:country-asian="UA" style:language-complex="ar" style:country-complex="SA"/>
    </style:style>
    <style:style style:name="P21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14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215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11pt" style:font-size-asian="11pt" style:font-size-complex="11pt" style:language-asian="uk" style:country-asian="UA" style:language-complex="ar" style:country-complex="SA"/>
    </style:style>
    <style:style style:name="T216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217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11pt" style:font-size-asian="11pt" style:font-size-complex="11pt" style:language-asian="uk" style:country-asian="UA" style:language-complex="ar" style:country-complex="SA"/>
    </style:style>
    <style:style style:name="T218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219" style:parent-style-name="Основнойшрифтабзаца" style:family="text">
      <style:text-properties style:font-name="Times New Roman" style:font-name-asian="Calibri" style:font-name-complex="Times New Roman" fo:color="#008000" style:letter-kerning="false" fo:font-size="11pt" style:font-size-asian="11pt" style:font-size-complex="11pt" style:language-asian="uk" style:country-asian="UA" style:language-complex="ar" style:country-complex="SA"/>
    </style:style>
    <style:style style:name="P220" style:parent-style-name="Обычный" style:family="paragraph">
      <style:paragraph-properties fo:widows="2" fo:orphans="2" style:text-autospace="none" style:vertical-align="auto"/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 fo:hyphenate="true"/>
    </style:style>
    <style:style style:name="P22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22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223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11pt" style:font-size-asian="11pt" style:font-size-complex="11pt" style:language-asian="uk" style:country-asian="UA" style:language-complex="ar" style:country-complex="SA"/>
    </style:style>
    <style:style style:name="T224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225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11pt" style:font-size-asian="11pt" style:font-size-complex="11pt" style:language-asian="uk" style:country-asian="UA" style:language-complex="ar" style:country-complex="SA"/>
    </style:style>
    <style:style style:name="T226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P227" style:parent-style-name="Обычный" style:family="paragraph">
      <style:paragraph-properties fo:widows="2" fo:orphans="2" style:text-autospace="none" style:vertical-align="auto"/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 fo:hyphenate="true"/>
    </style:style>
    <style:style style:name="P22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29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230" style:parent-style-name="Основнойшрифтабзаца" style:family="text">
      <style:text-properties style:font-name="Times New Roman" style:font-name-asian="Calibri" style:font-name-complex="Times New Roman" fo:color="#008000" style:letter-kerning="false" fo:font-size="11pt" style:font-size-asian="11pt" style:font-size-complex="11pt" style:language-asian="uk" style:country-asian="UA" style:language-complex="ar" style:country-complex="SA"/>
    </style:style>
    <style:style style:name="P23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32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233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11pt" style:font-size-asian="11pt" style:font-size-complex="11pt" style:language-asian="uk" style:country-asian="UA" style:language-complex="ar" style:country-complex="SA"/>
    </style:style>
    <style:style style:name="T234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235" style:parent-style-name="Основнойшрифтабзаца" style:family="text">
      <style:text-properties style:font-name="Times New Roman" style:font-name-asian="Calibri" style:font-name-complex="Times New Roman" fo:color="#2B91AF" style:letter-kerning="false" fo:font-size="11pt" style:font-size-asian="11pt" style:font-size-complex="11pt" style:language-asian="uk" style:country-asian="UA" style:language-complex="ar" style:country-complex="SA"/>
    </style:style>
    <style:style style:name="T236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237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11pt" style:font-size-asian="11pt" style:font-size-complex="11pt" style:language-asian="uk" style:country-asian="UA" style:language-complex="ar" style:country-complex="SA"/>
    </style:style>
    <style:style style:name="T238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239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11pt" style:font-size-asian="11pt" style:font-size-complex="11pt" style:language-asian="uk" style:country-asian="UA" style:language-complex="ar" style:country-complex="SA"/>
    </style:style>
    <style:style style:name="T240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P241" style:parent-style-name="Обычный" style:family="paragraph">
      <style:paragraph-properties fo:widows="2" fo:orphans="2" style:text-autospace="none" style:vertical-align="auto"/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 fo:hyphenate="true"/>
    </style:style>
    <style:style style:name="P242" style:parent-style-name="Обычный" style:family="paragraph">
      <style:paragraph-properties fo:widows="2" fo:orphans="2" style:text-autospace="none" style:vertical-align="auto"/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 fo:hyphenate="true"/>
    </style:style>
    <style:style style:name="P243" style:parent-style-name="Обычный" style:family="paragraph">
      <style:paragraph-properties fo:widows="2" fo:orphans="2" style:text-autospace="none" style:vertical-align="auto"/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 fo:hyphenate="true"/>
    </style:style>
    <style:style style:name="P244" style:parent-style-name="Обычный" style:family="paragraph">
      <style:paragraph-properties fo:widows="2" fo:orphans="2" style:text-autospace="none" style:vertical-align="auto"/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 fo:hyphenate="true"/>
    </style:style>
    <style:style style:name="P24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46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247" style:parent-style-name="Основнойшрифтабзаца" style:family="text">
      <style:text-properties style:font-name="Times New Roman" style:font-name-asian="Calibri" style:font-name-complex="Times New Roman" fo:color="#008000" style:letter-kerning="false" fo:font-size="11pt" style:font-size-asian="11pt" style:font-size-complex="11pt" style:language-asian="uk" style:country-asian="UA" style:language-complex="ar" style:country-complex="SA"/>
    </style:style>
    <style:style style:name="P24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49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250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11pt" style:font-size-asian="11pt" style:font-size-complex="11pt" style:language-asian="uk" style:country-asian="UA" style:language-complex="ar" style:country-complex="SA"/>
    </style:style>
    <style:style style:name="T251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252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11pt" style:font-size-asian="11pt" style:font-size-complex="11pt" style:language-asian="uk" style:country-asian="UA" style:language-complex="ar" style:country-complex="SA"/>
    </style:style>
    <style:style style:name="T253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254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11pt" style:font-size-asian="11pt" style:font-size-complex="11pt" style:language-asian="uk" style:country-asian="UA" style:language-complex="ar" style:country-complex="SA"/>
    </style:style>
    <style:style style:name="T255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256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11pt" style:font-size-asian="11pt" style:font-size-complex="11pt" style:language-asian="uk" style:country-asian="UA" style:language-complex="ar" style:country-complex="SA"/>
    </style:style>
    <style:style style:name="T257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P258" style:parent-style-name="Обычный" style:family="paragraph">
      <style:paragraph-properties fo:widows="2" fo:orphans="2" style:text-autospace="none" style:vertical-align="auto"/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 fo:hyphenate="true"/>
    </style:style>
    <style:style style:name="P25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60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261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11pt" style:font-size-asian="11pt" style:font-size-complex="11pt" style:language-asian="uk" style:country-asian="UA" style:language-complex="ar" style:country-complex="SA"/>
    </style:style>
    <style:style style:name="T262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263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P26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65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266" style:parent-style-name="Основнойшрифтабзаца" style:family="text">
      <style:text-properties style:font-name="Times New Roman" style:font-name-asian="Calibri" style:font-name-complex="Times New Roman" fo:color="#A31515" style:letter-kerning="false" fo:font-size="11pt" style:font-size-asian="11pt" style:font-size-complex="11pt" style:language-asian="uk" style:country-asian="UA" style:language-complex="ar" style:country-complex="SA"/>
    </style:style>
    <style:style style:name="T267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P26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69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270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11pt" style:font-size-asian="11pt" style:font-size-complex="11pt" style:language-asian="uk" style:country-asian="UA" style:language-complex="ar" style:country-complex="SA"/>
    </style:style>
    <style:style style:name="P271" style:parent-style-name="Обычный" style:family="paragraph">
      <style:paragraph-properties fo:widows="2" fo:orphans="2" style:text-autospace="none" style:vertical-align="auto"/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 fo:hyphenate="true"/>
    </style:style>
    <style:style style:name="P272" style:parent-style-name="Обычный" style:family="paragraph">
      <style:paragraph-properties fo:widows="2" fo:orphans="2" style:text-autospace="none" style:vertical-align="auto"/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 fo:hyphenate="true"/>
    </style:style>
    <style:style style:name="P27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74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275" style:parent-style-name="Основнойшрифтабзаца" style:family="text">
      <style:text-properties style:font-name="Times New Roman" style:font-name-asian="Calibri" style:font-name-complex="Times New Roman" fo:color="#008000" style:letter-kerning="false" fo:font-size="11pt" style:font-size-asian="11pt" style:font-size-complex="11pt" style:language-asian="uk" style:country-asian="UA" style:language-complex="ar" style:country-complex="SA"/>
    </style:style>
    <style:style style:name="P27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77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278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11pt" style:font-size-asian="11pt" style:font-size-complex="11pt" style:language-asian="uk" style:country-asian="UA" style:language-complex="ar" style:country-complex="SA"/>
    </style:style>
    <style:style style:name="T279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280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11pt" style:font-size-asian="11pt" style:font-size-complex="11pt" style:language-asian="uk" style:country-asian="UA" style:language-complex="ar" style:country-complex="SA"/>
    </style:style>
    <style:style style:name="T281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282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11pt" style:font-size-asian="11pt" style:font-size-complex="11pt" style:language-asian="uk" style:country-asian="UA" style:language-complex="ar" style:country-complex="SA"/>
    </style:style>
    <style:style style:name="T283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284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11pt" style:font-size-asian="11pt" style:font-size-complex="11pt" style:language-asian="uk" style:country-asian="UA" style:language-complex="ar" style:country-complex="SA"/>
    </style:style>
    <style:style style:name="T285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P286" style:parent-style-name="Обычный" style:family="paragraph">
      <style:paragraph-properties fo:widows="2" fo:orphans="2" style:text-autospace="none" style:vertical-align="auto"/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 fo:hyphenate="true"/>
    </style:style>
    <style:style style:name="P28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88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289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11pt" style:font-size-asian="11pt" style:font-size-complex="11pt" style:language-asian="uk" style:country-asian="UA" style:language-complex="ar" style:country-complex="SA"/>
    </style:style>
    <style:style style:name="T290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291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P29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93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294" style:parent-style-name="Основнойшрифтабзаца" style:family="text">
      <style:text-properties style:font-name="Times New Roman" style:font-name-asian="Calibri" style:font-name-complex="Times New Roman" fo:color="#A31515" style:letter-kerning="false" fo:font-size="11pt" style:font-size-asian="11pt" style:font-size-complex="11pt" style:language-asian="uk" style:country-asian="UA" style:language-complex="ar" style:country-complex="SA"/>
    </style:style>
    <style:style style:name="T295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P29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97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298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11pt" style:font-size-asian="11pt" style:font-size-complex="11pt" style:language-asian="uk" style:country-asian="UA" style:language-complex="ar" style:country-complex="SA"/>
    </style:style>
    <style:style style:name="T299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P30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01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302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11pt" style:font-size-asian="11pt" style:font-size-complex="11pt" style:language-asian="uk" style:country-asian="UA" style:language-complex="ar" style:country-complex="SA"/>
    </style:style>
    <style:style style:name="T303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P304" style:parent-style-name="Обычный" style:family="paragraph">
      <style:paragraph-properties fo:widows="2" fo:orphans="2" style:text-autospace="none" style:vertical-align="auto"/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 fo:hyphenate="true"/>
    </style:style>
    <style:style style:name="P30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06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307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11pt" style:font-size-asian="11pt" style:font-size-complex="11pt" style:language-asian="uk" style:country-asian="UA" style:language-complex="ar" style:country-complex="SA"/>
    </style:style>
    <style:style style:name="P30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09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310" style:parent-style-name="Основнойшрифтабзаца" style:family="text">
      <style:text-properties style:font-name="Times New Roman" style:font-name-asian="Calibri" style:font-name-complex="Times New Roman" fo:color="#A31515" style:letter-kerning="false" fo:font-size="11pt" style:font-size-asian="11pt" style:font-size-complex="11pt" style:language-asian="uk" style:country-asian="UA" style:language-complex="ar" style:country-complex="SA"/>
    </style:style>
    <style:style style:name="T311" style:parent-style-name="Основнойшрифтабзаца" style:family="text">
      <style:text-properties style:font-name="Times New Roman" style:font-name-asian="Calibri" style:font-name-complex="Times New Roman" fo:color="#A31515" style:letter-kerning="false" fo:font-size="11pt" style:font-size-asian="11pt" style:font-size-complex="11pt" style:language-asian="uk" style:country-asian="UA" style:language-complex="ar" style:country-complex="SA"/>
    </style:style>
    <style:style style:name="T312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P313" style:parent-style-name="Обычный" style:family="paragraph">
      <style:paragraph-properties fo:widows="2" fo:orphans="2" style:text-autospace="none" style:vertical-align="auto"/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 fo:hyphenate="true"/>
    </style:style>
    <style:style style:name="P31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15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316" style:parent-style-name="Основнойшрифтабзаца" style:family="text">
      <style:text-properties style:font-name="Times New Roman" style:font-name-asian="Calibri" style:font-name-complex="Times New Roman" fo:color="#008000" style:letter-kerning="false" fo:font-size="11pt" style:font-size-asian="11pt" style:font-size-complex="11pt" style:language-asian="uk" style:country-asian="UA" style:language-complex="ar" style:country-complex="SA"/>
    </style:style>
    <style:style style:name="P31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18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319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11pt" style:font-size-asian="11pt" style:font-size-complex="11pt" style:language-asian="uk" style:country-asian="UA" style:language-complex="ar" style:country-complex="SA"/>
    </style:style>
    <style:style style:name="T320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321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11pt" style:font-size-asian="11pt" style:font-size-complex="11pt" style:language-asian="uk" style:country-asian="UA" style:language-complex="ar" style:country-complex="SA"/>
    </style:style>
    <style:style style:name="T322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P323" style:parent-style-name="Обычный" style:family="paragraph">
      <style:paragraph-properties fo:widows="2" fo:orphans="2" style:text-autospace="none" style:vertical-align="auto"/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 fo:hyphenate="true"/>
    </style:style>
    <style:style style:name="P324" style:parent-style-name="Обычный" style:family="paragraph">
      <style:paragraph-properties fo:widows="2" fo:orphans="2" style:text-autospace="none" style:vertical-align="auto"/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 fo:hyphenate="true"/>
    </style:style>
    <style:style style:name="P325" style:parent-style-name="Обычный" style:family="paragraph">
      <style:paragraph-properties fo:widows="2" fo:orphans="2" style:text-autospace="none" style:vertical-align="auto"/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 fo:hyphenate="true"/>
    </style:style>
    <style:style style:name="P326" style:parent-style-name="Обычный" style:family="paragraph">
      <style:paragraph-properties fo:widows="2" fo:orphans="2" style:text-autospace="none" style:vertical-align="auto"/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 fo:hyphenate="true"/>
    </style:style>
    <style:style style:name="P32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28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329" style:parent-style-name="Основнойшрифтабзаца" style:family="text">
      <style:text-properties style:font-name="Times New Roman" style:font-name-asian="Calibri" style:font-name-complex="Times New Roman" fo:color="#008000" style:letter-kerning="false" fo:font-size="11pt" style:font-size-asian="11pt" style:font-size-complex="11pt" style:language-asian="uk" style:country-asian="UA" style:language-complex="ar" style:country-complex="SA"/>
    </style:style>
    <style:style style:name="P33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31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332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11pt" style:font-size-asian="11pt" style:font-size-complex="11pt" style:language-asian="uk" style:country-asian="UA" style:language-complex="ar" style:country-complex="SA"/>
    </style:style>
    <style:style style:name="T333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334" style:parent-style-name="Основнойшрифтабзаца" style:family="text">
      <style:text-properties style:font-name="Times New Roman" style:font-name-asian="Calibri" style:font-name-complex="Times New Roman" fo:color="#2B91AF" style:letter-kerning="false" fo:font-size="11pt" style:font-size-asian="11pt" style:font-size-complex="11pt" style:language-asian="uk" style:country-asian="UA" style:language-complex="ar" style:country-complex="SA"/>
    </style:style>
    <style:style style:name="T335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P336" style:parent-style-name="Обычный" style:family="paragraph">
      <style:paragraph-properties fo:widows="2" fo:orphans="2" style:text-autospace="none" style:vertical-align="auto"/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 fo:hyphenate="true"/>
    </style:style>
    <style:style style:name="P33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38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339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340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11pt" style:font-size-asian="11pt" style:font-size-complex="11pt" style:language-asian="uk" style:country-asian="UA" style:language-complex="ar" style:country-complex="SA"/>
    </style:style>
    <style:style style:name="T341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342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11pt" style:font-size-asian="11pt" style:font-size-complex="11pt" style:language-asian="uk" style:country-asian="UA" style:language-complex="ar" style:country-complex="SA"/>
    </style:style>
    <style:style style:name="T343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344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345" style:parent-style-name="Основнойшрифтабзаца" style:family="text">
      <style:text-properties style:font-name="Times New Roman" style:font-name-asian="Calibri" style:font-name-complex="Times New Roman" fo:color="#008000" style:letter-kerning="false" fo:font-size="11pt" style:font-size-asian="11pt" style:font-size-complex="11pt" style:language-asian="uk" style:country-asian="UA" style:language-complex="ar" style:country-complex="SA"/>
    </style:style>
    <style:style style:name="P34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47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348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11pt" style:font-size-asian="11pt" style:font-size-complex="11pt" style:language-asian="uk" style:country-asian="UA" style:language-complex="ar" style:country-complex="SA"/>
    </style:style>
    <style:style style:name="T349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350" style:parent-style-name="Основнойшрифтабзаца" style:family="text">
      <style:text-properties style:font-name="Times New Roman" style:font-name-asian="Calibri" style:font-name-complex="Times New Roman" fo:color="#2B91AF" style:letter-kerning="false" fo:font-size="11pt" style:font-size-asian="11pt" style:font-size-complex="11pt" style:language-asian="uk" style:country-asian="UA" style:language-complex="ar" style:country-complex="SA"/>
    </style:style>
    <style:style style:name="T351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352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11pt" style:font-size-asian="11pt" style:font-size-complex="11pt" style:language-asian="uk" style:country-asian="UA" style:language-complex="ar" style:country-complex="SA"/>
    </style:style>
    <style:style style:name="T353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354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11pt" style:font-size-asian="11pt" style:font-size-complex="11pt" style:language-asian="uk" style:country-asian="UA" style:language-complex="ar" style:country-complex="SA"/>
    </style:style>
    <style:style style:name="T355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356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11pt" style:font-size-asian="11pt" style:font-size-complex="11pt" style:language-asian="uk" style:country-asian="UA" style:language-complex="ar" style:country-complex="SA"/>
    </style:style>
    <style:style style:name="T357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358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11pt" style:font-size-asian="11pt" style:font-size-complex="11pt" style:language-asian="uk" style:country-asian="UA" style:language-complex="ar" style:country-complex="SA"/>
    </style:style>
    <style:style style:name="T359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P360" style:parent-style-name="Обычный" style:family="paragraph">
      <style:paragraph-properties fo:widows="2" fo:orphans="2" style:text-autospace="none" style:vertical-align="auto"/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 fo:hyphenate="true"/>
    </style:style>
    <style:style style:name="P361" style:parent-style-name="Обычный" style:family="paragraph">
      <style:paragraph-properties fo:widows="2" fo:orphans="2" style:text-autospace="none" style:vertical-align="auto"/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 fo:hyphenate="true"/>
    </style:style>
    <style:style style:name="P36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63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364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11pt" style:font-size-asian="11pt" style:font-size-complex="11pt" style:language-asian="uk" style:country-asian="UA" style:language-complex="ar" style:country-complex="SA"/>
    </style:style>
    <style:style style:name="T365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366" style:parent-style-name="Основнойшрифтабзаца" style:family="text">
      <style:text-properties style:font-name="Times New Roman" style:font-name-asian="Calibri" style:font-name-complex="Times New Roman" fo:color="#2B91AF" style:letter-kerning="false" fo:font-size="11pt" style:font-size-asian="11pt" style:font-size-complex="11pt" style:language-asian="uk" style:country-asian="UA" style:language-complex="ar" style:country-complex="SA"/>
    </style:style>
    <style:style style:name="P367" style:parent-style-name="Обычный" style:family="paragraph">
      <style:paragraph-properties fo:widows="2" fo:orphans="2" style:text-autospace="none" style:vertical-align="auto"/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 fo:hyphenate="true"/>
    </style:style>
    <style:style style:name="P36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69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370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11pt" style:font-size-asian="11pt" style:font-size-complex="11pt" style:language-asian="uk" style:country-asian="UA" style:language-complex="ar" style:country-complex="SA"/>
    </style:style>
    <style:style style:name="T371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372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11pt" style:font-size-asian="11pt" style:font-size-complex="11pt" style:language-asian="uk" style:country-asian="UA" style:language-complex="ar" style:country-complex="SA"/>
    </style:style>
    <style:style style:name="T373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P374" style:parent-style-name="Обычный" style:family="paragraph">
      <style:paragraph-properties fo:widows="2" fo:orphans="2" style:text-autospace="none" style:vertical-align="auto"/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 fo:hyphenate="true"/>
    </style:style>
    <style:style style:name="P37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76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377" style:parent-style-name="Основнойшрифтабзаца" style:family="text">
      <style:text-properties style:font-name="Times New Roman" style:font-name-asian="Calibri" style:font-name-complex="Times New Roman" fo:color="#008000" style:letter-kerning="false" fo:font-size="11pt" style:font-size-asian="11pt" style:font-size-complex="11pt" style:language-asian="uk" style:country-asian="UA" style:language-complex="ar" style:country-complex="SA"/>
    </style:style>
    <style:style style:name="P37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79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380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11pt" style:font-size-asian="11pt" style:font-size-complex="11pt" style:language-asian="uk" style:country-asian="UA" style:language-complex="ar" style:country-complex="SA"/>
    </style:style>
    <style:style style:name="T381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P38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83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384" style:parent-style-name="Основнойшрифтабзаца" style:family="text">
      <style:text-properties style:font-name="Times New Roman" style:font-name-asian="Calibri" style:font-name-complex="Times New Roman" fo:color="#A31515" style:letter-kerning="false" fo:font-size="11pt" style:font-size-asian="11pt" style:font-size-complex="11pt" style:language-asian="uk" style:country-asian="UA" style:language-complex="ar" style:country-complex="SA"/>
    </style:style>
    <style:style style:name="T385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P38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87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388" style:parent-style-name="Основнойшрифтабзаца" style:family="text">
      <style:text-properties style:font-name="Times New Roman" style:font-name-asian="Calibri" style:font-name-complex="Times New Roman" fo:color="#008000" style:letter-kerning="false" fo:font-size="11pt" style:font-size-asian="11pt" style:font-size-complex="11pt" style:language-asian="uk" style:country-asian="UA" style:language-complex="ar" style:country-complex="SA"/>
    </style:style>
    <style:style style:name="P38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90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391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392" style:parent-style-name="Основнойшрифтабзаца" style:family="text">
      <style:text-properties style:font-name="Times New Roman" style:font-name-asian="Calibri" style:font-name-complex="Times New Roman" fo:color="#A31515" style:letter-kerning="false" fo:font-size="11pt" style:font-size-asian="11pt" style:font-size-complex="11pt" style:language-asian="uk" style:country-asian="UA" style:language-complex="ar" style:country-complex="SA"/>
    </style:style>
    <style:style style:name="T393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P39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95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396" style:parent-style-name="Основнойшрифтабзаца" style:family="text">
      <style:text-properties style:font-name="Times New Roman" style:font-name-asian="Calibri" style:font-name-complex="Times New Roman" fo:color="#008000" style:letter-kerning="false" fo:font-size="11pt" style:font-size-asian="11pt" style:font-size-complex="11pt" style:language-asian="uk" style:country-asian="UA" style:language-complex="ar" style:country-complex="SA"/>
    </style:style>
    <style:style style:name="P39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98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399" style:parent-style-name="Основнойшрифтабзаца" style:family="text">
      <style:text-properties style:font-name="Times New Roman" style:font-name-asian="Calibri" style:font-name-complex="Times New Roman" fo:color="#A31515" style:letter-kerning="false" fo:font-size="11pt" style:font-size-asian="11pt" style:font-size-complex="11pt" style:language-asian="uk" style:country-asian="UA" style:language-complex="ar" style:country-complex="SA"/>
    </style:style>
    <style:style style:name="T400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P40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02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403" style:parent-style-name="Основнойшрифтабзаца" style:family="text">
      <style:text-properties style:font-name="Times New Roman" style:font-name-asian="Calibri" style:font-name-complex="Times New Roman" fo:color="#008000" style:letter-kerning="false" fo:font-size="11pt" style:font-size-asian="11pt" style:font-size-complex="11pt" style:language-asian="uk" style:country-asian="UA" style:language-complex="ar" style:country-complex="SA"/>
    </style:style>
    <style:style style:name="T404" style:parent-style-name="Основнойшрифтабзаца" style:family="text">
      <style:text-properties style:font-name="Times New Roman" style:font-name-asian="Calibri" style:font-name-complex="Times New Roman" fo:color="#008000" style:letter-kerning="false" fo:font-size="11pt" style:font-size-asian="11pt" style:font-size-complex="11pt" style:language-asian="uk" style:country-asian="UA" style:language-complex="ar" style:country-complex="SA"/>
    </style:style>
    <style:style style:name="P40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06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407" style:parent-style-name="Основнойшрифтабзаца" style:family="text">
      <style:text-properties style:font-name="Times New Roman" style:font-name-asian="Calibri" style:font-name-complex="Times New Roman" fo:color="#A31515" style:letter-kerning="false" fo:font-size="11pt" style:font-size-asian="11pt" style:font-size-complex="11pt" style:language-asian="uk" style:country-asian="UA" style:language-complex="ar" style:country-complex="SA"/>
    </style:style>
    <style:style style:name="T408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P40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10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411" style:parent-style-name="Основнойшрифтабзаца" style:family="text">
      <style:text-properties style:font-name="Times New Roman" style:font-name-asian="Calibri" style:font-name-complex="Times New Roman" fo:color="#0000FF" style:letter-kerning="false" fo:font-size="11pt" style:font-size-asian="11pt" style:font-size-complex="11pt" style:language-asian="uk" style:country-asian="UA" style:language-complex="ar" style:country-complex="SA"/>
    </style:style>
    <style:style style:name="T412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P41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14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415" style:parent-style-name="Основнойшрифтабзаца" style:family="text">
      <style:text-properties style:font-name="Times New Roman" style:font-name-asian="Calibri" style:font-name-complex="Times New Roman" fo:color="#A31515" style:letter-kerning="false" fo:font-size="11pt" style:font-size-asian="11pt" style:font-size-complex="11pt" style:language-asian="uk" style:country-asian="UA" style:language-complex="ar" style:country-complex="SA"/>
    </style:style>
    <style:style style:name="T416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417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P418" style:parent-style-name="Обычный" style:family="paragraph">
      <style:paragraph-properties fo:widows="2" fo:orphans="2" style:text-autospace="none" style:vertical-align="auto"/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 fo:hyphenate="true"/>
    </style:style>
    <style:style style:name="P41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20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T421" style:parent-style-name="Основнойшрифтабзаца" style:family="text">
      <style:text-properties style:font-name="Times New Roman" style:font-name-asian="Calibri" style:font-name-complex="Times New Roman" fo:color="#A31515" style:letter-kerning="false" fo:font-size="11pt" style:font-size-asian="11pt" style:font-size-complex="11pt" style:language-asian="uk" style:country-asian="UA" style:language-complex="ar" style:country-complex="SA"/>
    </style:style>
    <style:style style:name="T422" style:parent-style-name="Основнойшрифтабзаца" style:family="text"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/>
    </style:style>
    <style:style style:name="P423" style:parent-style-name="Обычный" style:family="paragraph">
      <style:paragraph-properties fo:widows="2" fo:orphans="2" style:text-autospace="none" style:vertical-align="auto"/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 fo:hyphenate="true"/>
    </style:style>
    <style:style style:name="P424" style:parent-style-name="Обычный" style:family="paragraph">
      <style:paragraph-properties fo:widows="2" fo:orphans="2" style:text-autospace="none" style:vertical-align="auto"/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 fo:hyphenate="true"/>
    </style:style>
    <style:style style:name="P425" style:parent-style-name="Обычный" style:family="paragraph">
      <style:paragraph-properties fo:widows="2" fo:orphans="2" style:text-autospace="none" style:vertical-align="auto"/>
      <style:text-properties style:font-name="Times New Roman" style:font-name-asian="Calibri" style:font-name-complex="Times New Roman" style:letter-kerning="false" fo:font-size="11pt" style:font-size-asian="11pt" style:font-size-complex="11pt" style:language-asian="uk" style:country-asian="UA" style:language-complex="ar" style:country-complex="SA" fo:hyphenate="true"/>
    </style:style>
    <style:style style:name="P426" style:parent-style-name="Обычный" style:family="paragraph">
      <style:paragraph-properties fo:widows="2" fo:orphans="2" style:vertical-align="auto" fo:margin-bottom="0.1388in" fo:line-height="115%"/>
      <style:text-properties style:font-name="Times New Roman" style:font-name-complex="Times New Roman" fo:hyphenate="true"/>
    </style:style>
    <style:style style:name="P427" style:parent-style-name="Обычный" style:family="paragraph">
      <style:paragraph-properties fo:widows="2" fo:orphans="2" style:vertical-align="auto" fo:margin-bottom="0.1388in" fo:line-height="115%"/>
      <style:text-properties style:font-name="Times New Roman" style:font-name-asian="Calibri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428" style:parent-style-name="Заголовок1" style:family="paragraph">
      <style:paragraph-properties fo:break-before="column"/>
    </style:style>
    <style:style style:name="T429" style:parent-style-name="Основнойшрифтабзаца" style:family="text">
      <style:text-properties style:font-name="Times New Roman" style:use-window-font-color="true"/>
    </style:style>
    <style:style style:name="T430" style:parent-style-name="Основнойшрифтабзаца" style:family="text">
      <style:text-properties style:font-name="Times New Roman" style:use-window-font-color="true"/>
    </style:style>
    <style:style style:name="T431" style:parent-style-name="Основнойшрифтабзаца" style:family="text">
      <style:text-properties style:font-name="Times New Roman" fo:language="uk" fo:country="UA"/>
    </style:style>
    <style:style style:name="P432" style:parent-style-name="Заголовок3" style:family="paragraph">
      <style:text-properties style:font-name="Times New Roman" fo:language="uk" fo:country="UA"/>
    </style:style>
    <style:style style:name="P433" style:parent-style-name="Обычный" style:family="paragraph">
      <style:text-properties style:font-name="Times New Roman" style:font-name-complex="Times New Roman"/>
    </style:style>
    <style:style style:name="P434" style:parent-style-name="Обычный" style:family="paragraph">
      <style:text-properties style:font-name="Times New Roman" style:font-name-complex="Times New Roman"/>
    </style:style>
    <style:style style:name="P435" style:parent-style-name="Обычный" style:family="paragraph">
      <style:text-properties style:font-name="Times New Roman" style:font-name-complex="Times New Roman"/>
    </style:style>
    <style:style style:name="P436" style:parent-style-name="Заголовок3" style:family="paragraph">
      <style:text-properties style:font-name="Times New Roman" fo:language="uk" fo:country="UA"/>
    </style:style>
    <style:style style:name="T437" style:parent-style-name="Основнойшрифтабзаца" style:family="text">
      <style:text-properties style:font-name="Times New Roman" style:font-name-complex="Times New Roman"/>
    </style:style>
    <style:style style:name="T438" style:parent-style-name="Основнойшрифтабзаца" style:family="text">
      <style:text-properties style:font-name="Times New Roman" style:font-name-complex="Times New Roman" fo:letter-spacing="0.0062in"/>
    </style:style>
    <style:style style:name="T439" style:parent-style-name="Основнойшрифтабзаца" style:family="text">
      <style:text-properties style:font-name="Times New Roman" style:font-name-complex="Times New Roman" fo:letter-spacing="-0.0006in"/>
    </style:style>
    <style:style style:name="T440" style:parent-style-name="Основнойшрифтабзаца" style:family="text">
      <style:text-properties style:font-name="Times New Roman" style:font-name-complex="Times New Roman" fo:letter-spacing="0.0069in"/>
    </style:style>
    <style:style style:name="T441" style:parent-style-name="Основнойшрифтабзаца" style:family="text">
      <style:text-properties style:font-name="Times New Roman" style:font-name-complex="Times New Roman"/>
    </style:style>
    <style:style style:name="T442" style:parent-style-name="Основнойшрифтабзаца" style:family="text">
      <style:text-properties style:font-name="Times New Roman" style:font-name-complex="Times New Roman" fo:letter-spacing="0.0062in"/>
    </style:style>
    <style:style style:name="T443" style:parent-style-name="Основнойшрифтабзаца" style:family="text">
      <style:text-properties style:font-name="Times New Roman" style:font-name-complex="Times New Roman"/>
    </style:style>
    <style:style style:name="T444" style:parent-style-name="Основнойшрифтабзаца" style:family="text">
      <style:text-properties style:font-name="Times New Roman" style:font-name-complex="Times New Roman"/>
    </style:style>
    <style:style style:name="T445" style:parent-style-name="Основнойшрифтабзаца" style:family="text">
      <style:text-properties style:font-name="Times New Roman" style:font-name-complex="Times New Roman" fo:letter-spacing="0.0062in"/>
    </style:style>
    <style:style style:name="T446" style:parent-style-name="Основнойшрифтабзаца" style:family="text">
      <style:text-properties style:font-name="Times New Roman" style:font-name-complex="Times New Roman"/>
    </style:style>
    <style:style style:name="T447" style:parent-style-name="Основнойшрифтабзаца" style:family="text">
      <style:text-properties style:font-name="Times New Roman" style:font-name-complex="Times New Roman" fo:letter-spacing="0.0069in"/>
    </style:style>
    <style:style style:name="T448" style:parent-style-name="Основнойшрифтабзаца" style:family="text">
      <style:text-properties style:font-name="Times New Roman" style:font-name-complex="Times New Roman"/>
    </style:style>
    <style:style style:name="T449" style:parent-style-name="Основнойшрифтабзаца" style:family="text">
      <style:text-properties style:font-name="Times New Roman" style:font-name-complex="Times New Roman" fo:letter-spacing="0.0069in"/>
    </style:style>
    <style:style style:name="T450" style:parent-style-name="Основнойшрифтабзаца" style:family="text">
      <style:text-properties style:font-name="Times New Roman" style:font-name-complex="Times New Roman"/>
    </style:style>
    <style:style style:name="T451" style:parent-style-name="Основнойшрифтабзаца" style:family="text">
      <style:text-properties style:font-name="Times New Roman" style:font-name-complex="Times New Roman" fo:letter-spacing="0.0055in"/>
    </style:style>
    <style:style style:name="T452" style:parent-style-name="Основнойшрифтабзаца" style:family="text">
      <style:text-properties style:font-name="Times New Roman" style:font-name-complex="Times New Roman"/>
    </style:style>
    <style:style style:name="T453" style:parent-style-name="Основнойшрифтабзаца" style:family="text">
      <style:text-properties style:font-name="Times New Roman" style:font-name-complex="Times New Roman" fo:letter-spacing="0.0062in"/>
    </style:style>
    <style:style style:name="T454" style:parent-style-name="Основнойшрифтабзаца" style:family="text">
      <style:text-properties style:font-name="Times New Roman" style:font-name-complex="Times New Roman"/>
    </style:style>
    <style:style style:name="T455" style:parent-style-name="Основнойшрифтабзаца" style:family="text">
      <style:text-properties style:font-name="Times New Roman" style:font-name-complex="Times New Roman" fo:letter-spacing="0.0062in"/>
    </style:style>
    <style:style style:name="T456" style:parent-style-name="Основнойшрифтабзаца" style:family="text">
      <style:text-properties style:font-name="Times New Roman" style:font-name-complex="Times New Roman"/>
    </style:style>
    <style:style style:name="T457" style:parent-style-name="Основнойшрифтабзаца" style:family="text">
      <style:text-properties style:font-name="Times New Roman" style:font-name-complex="Times New Roman" fo:letter-spacing="0.0055in"/>
    </style:style>
    <style:style style:name="T458" style:parent-style-name="Основнойшрифтабзаца" style:family="text">
      <style:text-properties style:font-name="Times New Roman" style:font-name-complex="Times New Roman"/>
    </style:style>
    <style:style style:name="T459" style:parent-style-name="Основнойшрифтабзаца" style:family="text">
      <style:text-properties style:font-name="Times New Roman" style:font-name-complex="Times New Roman" fo:letter-spacing="0.0173in"/>
    </style:style>
    <style:style style:name="T460" style:parent-style-name="Основнойшрифтабзаца" style:family="text">
      <style:text-properties style:font-name="Times New Roman" style:font-name-complex="Times New Roman" fo:letter-spacing="-0.0006in"/>
    </style:style>
    <style:style style:name="T461" style:parent-style-name="Основнойшрифтабзаца" style:family="text">
      <style:text-properties style:font-name="Times New Roman" style:font-name-complex="Times New Roman" fo:letter-spacing="0.0388in"/>
    </style:style>
    <style:style style:name="T462" style:parent-style-name="Основнойшрифтабзаца" style:family="text">
      <style:text-properties style:font-name="Times New Roman" style:font-name-complex="Times New Roman"/>
    </style:style>
    <style:style style:name="T463" style:parent-style-name="Основнойшрифтабзаца" style:family="text">
      <style:text-properties style:font-name="Times New Roman" style:font-name-complex="Times New Roman" fo:letter-spacing="0.0381in"/>
    </style:style>
    <style:style style:name="T464" style:parent-style-name="Основнойшрифтабзаца" style:family="text">
      <style:text-properties style:font-name="Times New Roman" style:font-name-complex="Times New Roman"/>
    </style:style>
    <style:style style:name="T465" style:parent-style-name="Основнойшрифтабзаца" style:family="text">
      <style:text-properties style:font-name="Times New Roman" style:font-name-complex="Times New Roman" fo:letter-spacing="0.0381in"/>
    </style:style>
    <style:style style:name="T466" style:parent-style-name="Основнойшрифтабзаца" style:family="text">
      <style:text-properties style:font-name="Times New Roman" style:font-name-complex="Times New Roman" fo:letter-spacing="-0.0006in"/>
    </style:style>
    <style:style style:name="T467" style:parent-style-name="Основнойшрифтабзаца" style:family="text">
      <style:text-properties style:font-name="Times New Roman" style:font-name-complex="Times New Roman" fo:letter-spacing="0.0388in"/>
    </style:style>
    <style:style style:name="T468" style:parent-style-name="Основнойшрифтабзаца" style:family="text">
      <style:text-properties style:font-name="Times New Roman" style:font-name-complex="Times New Roman" fo:letter-spacing="-0.0006in"/>
    </style:style>
    <style:style style:name="T469" style:parent-style-name="Основнойшрифтабзаца" style:family="text">
      <style:text-properties style:font-name="Times New Roman" style:font-name-complex="Times New Roman" fo:letter-spacing="0.0388in"/>
    </style:style>
    <style:style style:name="T470" style:parent-style-name="Основнойшрифтабзаца" style:family="text">
      <style:text-properties style:font-name="Times New Roman" style:font-name-complex="Times New Roman"/>
    </style:style>
    <style:style style:name="T471" style:parent-style-name="Основнойшрифтабзаца" style:family="text">
      <style:text-properties style:font-name="Times New Roman" style:font-name-complex="Times New Roman" fo:letter-spacing="0.0388in"/>
    </style:style>
    <style:style style:name="T472" style:parent-style-name="Основнойшрифтабзаца" style:family="text">
      <style:text-properties style:font-name="Times New Roman" style:font-name-complex="Times New Roman" fo:letter-spacing="-0.0006in"/>
    </style:style>
    <style:style style:name="T473" style:parent-style-name="Основнойшрифтабзаца" style:family="text">
      <style:text-properties style:font-name="Times New Roman" style:font-name-complex="Times New Roman" fo:letter-spacing="0.0388in"/>
    </style:style>
    <style:style style:name="T474" style:parent-style-name="Основнойшрифтабзаца" style:family="text">
      <style:text-properties style:font-name="Times New Roman" style:font-name-complex="Times New Roman" fo:letter-spacing="-0.0006in"/>
    </style:style>
    <style:style style:name="T475" style:parent-style-name="Основнойшрифтабзаца" style:family="text">
      <style:text-properties style:font-name="Times New Roman" style:font-name-complex="Times New Roman" fo:letter-spacing="0.0381in"/>
    </style:style>
    <style:style style:name="T476" style:parent-style-name="Основнойшрифтабзаца" style:family="text">
      <style:text-properties style:font-name="Times New Roman" style:font-name-complex="Times New Roman"/>
    </style:style>
    <style:style style:name="T477" style:parent-style-name="Основнойшрифтабзаца" style:family="text">
      <style:text-properties style:font-name="Times New Roman" style:font-name-complex="Times New Roman" fo:letter-spacing="0.0604in"/>
    </style:style>
    <style:style style:name="T478" style:parent-style-name="Основнойшрифтабзаца" style:family="text">
      <style:text-properties style:font-name="Times New Roman" style:font-name-complex="Times New Roman" fo:letter-spacing="-0.0006in"/>
    </style:style>
    <style:style style:name="T479" style:parent-style-name="Основнойшрифтабзаца" style:family="text">
      <style:text-properties style:font-name="Times New Roman" style:font-name-complex="Times New Roman" fo:letter-spacing="0.0076in"/>
    </style:style>
    <style:style style:name="T480" style:parent-style-name="Основнойшрифтабзаца" style:family="text">
      <style:text-properties style:font-name="Times New Roman" style:font-name-complex="Times New Roman"/>
    </style:style>
    <style:style style:name="T481" style:parent-style-name="Основнойшрифтабзаца" style:family="text">
      <style:text-properties style:font-name="Times New Roman" style:font-name-complex="Times New Roman" fo:letter-spacing="0.0076in"/>
    </style:style>
    <style:style style:name="T482" style:parent-style-name="Основнойшрифтабзаца" style:family="text">
      <style:text-properties style:font-name="Times New Roman" style:font-name-complex="Times New Roman"/>
    </style:style>
    <style:style style:name="T483" style:parent-style-name="Основнойшрифтабзаца" style:family="text">
      <style:text-properties style:font-name="Times New Roman" style:font-name-complex="Times New Roman" fo:letter-spacing="0.0069in"/>
    </style:style>
    <style:style style:name="T484" style:parent-style-name="Основнойшрифтабзаца" style:family="text">
      <style:text-properties style:font-name="Times New Roman" style:font-name-complex="Times New Roman"/>
    </style:style>
    <style:style style:name="T485" style:parent-style-name="Основнойшрифтабзаца" style:family="text">
      <style:text-properties style:font-name="Times New Roman" style:font-name-complex="Times New Roman" fo:letter-spacing="0.0076in"/>
    </style:style>
    <style:style style:name="T486" style:parent-style-name="Основнойшрифтабзаца" style:family="text">
      <style:text-properties style:font-name="Times New Roman" style:font-name-complex="Times New Roman"/>
    </style:style>
    <style:style style:name="T487" style:parent-style-name="Основнойшрифтабзаца" style:family="text">
      <style:text-properties style:font-name="Times New Roman" style:font-name-complex="Times New Roman" fo:letter-spacing="0.0069in"/>
    </style:style>
    <style:style style:name="T488" style:parent-style-name="Основнойшрифтабзаца" style:family="text">
      <style:text-properties style:font-name="Times New Roman" style:font-name-complex="Times New Roman"/>
    </style:style>
    <style:style style:name="T489" style:parent-style-name="Основнойшрифтабзаца" style:family="text">
      <style:text-properties style:font-name="Times New Roman" style:font-name-complex="Times New Roman" fo:letter-spacing="0.0062in"/>
    </style:style>
    <style:style style:name="T490" style:parent-style-name="Основнойшрифтабзаца" style:family="text">
      <style:text-properties style:font-name="Times New Roman" style:font-name-complex="Times New Roman"/>
    </style:style>
    <style:style style:name="T491" style:parent-style-name="Основнойшрифтабзаца" style:family="text">
      <style:text-properties style:font-name="Times New Roman" style:font-name-complex="Times New Roman" fo:letter-spacing="0.0076in"/>
    </style:style>
    <style:style style:name="T492" style:parent-style-name="Основнойшрифтабзаца" style:family="text">
      <style:text-properties style:font-name="Times New Roman" style:font-name-complex="Times New Roman" fo:letter-spacing="-0.0006in"/>
    </style:style>
    <style:style style:name="T493" style:parent-style-name="Основнойшрифтабзаца" style:family="text">
      <style:text-properties style:font-name="Times New Roman" style:font-name-complex="Times New Roman" fo:letter-spacing="0.0069in"/>
    </style:style>
    <style:style style:name="T494" style:parent-style-name="Основнойшрифтабзаца" style:family="text">
      <style:text-properties style:font-name="Times New Roman" style:font-name-complex="Times New Roman"/>
    </style:style>
    <style:style style:name="T495" style:parent-style-name="Основнойшрифтабзаца" style:family="text">
      <style:text-properties style:font-name="Times New Roman" style:font-name-complex="Times New Roman" fo:letter-spacing="0.0291in"/>
    </style:style>
    <style:style style:name="T496" style:parent-style-name="Основнойшрифтабзаца" style:family="text">
      <style:text-properties style:font-name="Times New Roman" style:font-name-complex="Times New Roman" fo:letter-spacing="-0.0006in"/>
    </style:style>
    <style:style style:name="T497" style:parent-style-name="Основнойшрифтабзаца" style:family="text">
      <style:text-properties style:font-name="Times New Roman" style:font-name-complex="Times New Roman"/>
    </style:style>
    <style:style style:name="P498" style:parent-style-name="Абзацсписка" style:family="paragraph"/>
    <style:style style:name="T499" style:parent-style-name="Основнойшрифтабзаца" style:family="text">
      <style:text-properties fo:letter-spacing="-0.0006in" fo:language="uk" fo:country="UA"/>
    </style:style>
    <style:style style:name="T500" style:parent-style-name="Основнойшрифтабзаца" style:family="text">
      <style:text-properties fo:letter-spacing="0.0208in" fo:language="uk" fo:country="UA"/>
    </style:style>
    <style:style style:name="T501" style:parent-style-name="Основнойшрифтабзаца" style:family="text">
      <style:text-properties fo:language="uk" fo:country="UA"/>
    </style:style>
    <style:style style:name="T502" style:parent-style-name="Основнойшрифтабзаца" style:family="text">
      <style:text-properties fo:letter-spacing="0.0222in" fo:language="uk" fo:country="UA"/>
    </style:style>
    <style:style style:name="T503" style:parent-style-name="Основнойшрифтабзаца" style:family="text">
      <style:text-properties style:font-name="Arial" fo:letter-spacing="-0.0006in" fo:language="uk" fo:country="UA"/>
    </style:style>
    <style:style style:name="T504" style:parent-style-name="Основнойшрифтабзаца" style:family="text">
      <style:text-properties fo:letter-spacing="-0.0006in" fo:language="uk" fo:country="UA"/>
    </style:style>
    <style:style style:name="T505" style:parent-style-name="Основнойшрифтабзаца" style:family="text">
      <style:text-properties fo:letter-spacing="0.0208in" fo:language="uk" fo:country="UA"/>
    </style:style>
    <style:style style:name="T506" style:parent-style-name="Основнойшрифтабзаца" style:family="text">
      <style:text-properties fo:language="uk" fo:country="UA"/>
    </style:style>
    <style:style style:name="T507" style:parent-style-name="Основнойшрифтабзаца" style:family="text">
      <style:text-properties fo:letter-spacing="0.0208in" fo:language="uk" fo:country="UA"/>
    </style:style>
    <style:style style:name="T508" style:parent-style-name="Основнойшрифтабзаца" style:family="text">
      <style:text-properties fo:letter-spacing="-0.0006in" fo:language="uk" fo:country="UA"/>
    </style:style>
    <style:style style:name="T509" style:parent-style-name="Основнойшрифтабзаца" style:family="text">
      <style:text-properties fo:letter-spacing="0.0215in" fo:language="uk" fo:country="UA"/>
    </style:style>
    <style:style style:name="T510" style:parent-style-name="Основнойшрифтабзаца" style:family="text">
      <style:text-properties fo:letter-spacing="-0.0006in" fo:language="uk" fo:country="UA"/>
    </style:style>
    <style:style style:name="T511" style:parent-style-name="Основнойшрифтабзаца" style:family="text">
      <style:text-properties fo:letter-spacing="0.0208in" fo:language="uk" fo:country="UA"/>
    </style:style>
    <style:style style:name="T512" style:parent-style-name="Основнойшрифтабзаца" style:family="text">
      <style:text-properties fo:language="uk" fo:country="UA"/>
    </style:style>
    <style:style style:name="T513" style:parent-style-name="Основнойшрифтабзаца" style:family="text">
      <style:text-properties fo:letter-spacing="0.0215in" fo:language="uk" fo:country="UA"/>
    </style:style>
    <style:style style:name="T514" style:parent-style-name="Основнойшрифтабзаца" style:family="text">
      <style:text-properties fo:letter-spacing="-0.0006in" fo:language="uk" fo:country="UA"/>
    </style:style>
    <style:style style:name="T515" style:parent-style-name="Основнойшрифтабзаца" style:family="text">
      <style:text-properties fo:letter-spacing="0.0208in" fo:language="uk" fo:country="UA"/>
    </style:style>
    <style:style style:name="T516" style:parent-style-name="Основнойшрифтабзаца" style:family="text">
      <style:text-properties fo:language="uk" fo:country="UA"/>
    </style:style>
    <style:style style:name="T517" style:parent-style-name="Основнойшрифтабзаца" style:family="text">
      <style:text-properties fo:letter-spacing="0.0208in" fo:language="uk" fo:country="UA"/>
    </style:style>
    <style:style style:name="T518" style:parent-style-name="Основнойшрифтабзаца" style:family="text">
      <style:text-properties fo:language="uk" fo:country="UA"/>
    </style:style>
    <style:style style:name="T519" style:parent-style-name="Основнойшрифтабзаца" style:family="text">
      <style:text-properties fo:letter-spacing="0.0215in" fo:language="uk" fo:country="UA"/>
    </style:style>
    <style:style style:name="T520" style:parent-style-name="Основнойшрифтабзаца" style:family="text">
      <style:text-properties fo:letter-spacing="-0.0006in" fo:language="uk" fo:country="UA"/>
    </style:style>
    <style:style style:name="T521" style:parent-style-name="Основнойшрифтабзаца" style:family="text">
      <style:text-properties fo:letter-spacing="0.0604in" fo:language="uk" fo:country="UA"/>
    </style:style>
    <style:style style:name="T522" style:parent-style-name="Основнойшрифтабзаца" style:family="text">
      <style:text-properties fo:language="uk" fo:country="UA"/>
    </style:style>
    <style:style style:name="T523" style:parent-style-name="Основнойшрифтабзаца" style:family="text">
      <style:text-properties fo:letter-spacing="0.0291in" fo:language="uk" fo:country="UA"/>
    </style:style>
    <style:style style:name="T524" style:parent-style-name="Основнойшрифтабзаца" style:family="text">
      <style:text-properties fo:language="uk" fo:country="UA"/>
    </style:style>
    <style:style style:name="T525" style:parent-style-name="Основнойшрифтабзаца" style:family="text">
      <style:text-properties fo:letter-spacing="0.0298in" fo:language="uk" fo:country="UA"/>
    </style:style>
    <style:style style:name="T526" style:parent-style-name="Основнойшрифтабзаца" style:family="text">
      <style:text-properties fo:language="uk" fo:country="UA"/>
    </style:style>
    <style:style style:name="T527" style:parent-style-name="Основнойшрифтабзаца" style:family="text">
      <style:text-properties fo:letter-spacing="0.0298in" fo:language="uk" fo:country="UA"/>
    </style:style>
    <style:style style:name="T528" style:parent-style-name="Основнойшрифтабзаца" style:family="text">
      <style:text-properties fo:language="uk" fo:country="UA"/>
    </style:style>
    <style:style style:name="T529" style:parent-style-name="Основнойшрифтабзаца" style:family="text">
      <style:text-properties fo:letter-spacing="0.0298in" fo:language="uk" fo:country="UA"/>
    </style:style>
    <style:style style:name="T530" style:parent-style-name="Основнойшрифтабзаца" style:family="text">
      <style:text-properties fo:letter-spacing="-0.0006in" fo:language="uk" fo:country="UA"/>
    </style:style>
    <style:style style:name="T531" style:parent-style-name="Основнойшрифтабзаца" style:family="text">
      <style:text-properties fo:letter-spacing="0.0291in" fo:language="uk" fo:country="UA"/>
    </style:style>
    <style:style style:name="T532" style:parent-style-name="Основнойшрифтабзаца" style:family="text">
      <style:text-properties fo:letter-spacing="-0.0006in" fo:language="uk" fo:country="UA"/>
    </style:style>
    <style:style style:name="T533" style:parent-style-name="Основнойшрифтабзаца" style:family="text">
      <style:text-properties fo:letter-spacing="0.0298in" fo:language="uk" fo:country="UA"/>
    </style:style>
    <style:style style:name="T534" style:parent-style-name="Основнойшрифтабзаца" style:family="text">
      <style:text-properties fo:language="uk" fo:country="UA"/>
    </style:style>
    <style:style style:name="T535" style:parent-style-name="Основнойшрифтабзаца" style:family="text">
      <style:text-properties fo:letter-spacing="0.0298in" fo:language="uk" fo:country="UA"/>
    </style:style>
    <style:style style:name="T536" style:parent-style-name="Основнойшрифтабзаца" style:family="text">
      <style:text-properties fo:language="uk" fo:country="UA"/>
    </style:style>
    <style:style style:name="T537" style:parent-style-name="Основнойшрифтабзаца" style:family="text">
      <style:text-properties fo:letter-spacing="0.0291in" fo:language="uk" fo:country="UA"/>
    </style:style>
    <style:style style:name="T538" style:parent-style-name="Основнойшрифтабзаца" style:family="text">
      <style:text-properties fo:language="uk" fo:country="UA"/>
    </style:style>
    <style:style style:name="T539" style:parent-style-name="Основнойшрифтабзаца" style:family="text">
      <style:text-properties fo:letter-spacing="0.0291in" fo:language="uk" fo:country="UA"/>
    </style:style>
    <style:style style:name="T540" style:parent-style-name="Основнойшрифтабзаца" style:family="text">
      <style:text-properties fo:letter-spacing="-0.0006in" fo:language="uk" fo:country="UA"/>
    </style:style>
    <style:style style:name="T541" style:parent-style-name="Основнойшрифтабзаца" style:family="text">
      <style:text-properties fo:letter-spacing="0.0506in" fo:language="uk" fo:country="UA"/>
    </style:style>
    <style:style style:name="T542" style:parent-style-name="Основнойшрифтабзаца" style:family="text">
      <style:text-properties fo:language="uk" fo:country="UA"/>
    </style:style>
    <style:style style:name="T543" style:parent-style-name="Основнойшрифтабзаца" style:family="text">
      <style:text-properties fo:letter-spacing="0.0409in" fo:language="uk" fo:country="UA"/>
    </style:style>
    <style:style style:name="T544" style:parent-style-name="Основнойшрифтабзаца" style:family="text">
      <style:text-properties fo:language="uk" fo:country="UA"/>
    </style:style>
    <style:style style:name="T545" style:parent-style-name="Основнойшрифтабзаца" style:family="text">
      <style:text-properties fo:letter-spacing="0.0402in" fo:language="uk" fo:country="UA"/>
    </style:style>
    <style:style style:name="T546" style:parent-style-name="Основнойшрифтабзаца" style:family="text">
      <style:text-properties fo:letter-spacing="-0.0006in" fo:language="uk" fo:country="UA"/>
    </style:style>
    <style:style style:name="T547" style:parent-style-name="Основнойшрифтабзаца" style:family="text">
      <style:text-properties fo:language="uk" fo:country="UA"/>
    </style:style>
    <style:style style:name="T548" style:parent-style-name="Основнойшрифтабзаца" style:family="text">
      <style:text-properties fo:letter-spacing="0.0409in" fo:language="uk" fo:country="UA"/>
    </style:style>
    <style:style style:name="T549" style:parent-style-name="Основнойшрифтабзаца" style:family="text">
      <style:text-properties fo:language="uk" fo:country="UA"/>
    </style:style>
    <style:style style:name="T550" style:parent-style-name="Основнойшрифтабзаца" style:family="text">
      <style:text-properties fo:letter-spacing="0.0402in" fo:language="uk" fo:country="UA"/>
    </style:style>
    <style:style style:name="T551" style:parent-style-name="Основнойшрифтабзаца" style:family="text">
      <style:text-properties fo:language="uk" fo:country="UA"/>
    </style:style>
    <style:style style:name="T552" style:parent-style-name="Основнойшрифтабзаца" style:family="text">
      <style:text-properties fo:letter-spacing="0.0402in" fo:language="uk" fo:country="UA"/>
    </style:style>
    <style:style style:name="T553" style:parent-style-name="Основнойшрифтабзаца" style:family="text">
      <style:text-properties fo:language="uk" fo:country="UA"/>
    </style:style>
    <style:style style:name="T554" style:parent-style-name="Основнойшрифтабзаца" style:family="text">
      <style:text-properties fo:letter-spacing="0.0402in" fo:language="uk" fo:country="UA"/>
    </style:style>
    <style:style style:name="T555" style:parent-style-name="Основнойшрифтабзаца" style:family="text">
      <style:text-properties fo:letter-spacing="-0.0006in" fo:language="uk" fo:country="UA"/>
    </style:style>
    <style:style style:name="T556" style:parent-style-name="Основнойшрифтабзаца" style:family="text">
      <style:text-properties fo:language="uk" fo:country="UA"/>
    </style:style>
    <style:style style:name="T557" style:parent-style-name="Основнойшрифтабзаца" style:family="text">
      <style:text-properties fo:letter-spacing="0.0409in" fo:language="uk" fo:country="UA"/>
    </style:style>
    <style:style style:name="T558" style:parent-style-name="Основнойшрифтабзаца" style:family="text">
      <style:text-properties fo:letter-spacing="-0.0006in" fo:language="uk" fo:country="UA"/>
    </style:style>
    <style:style style:name="T559" style:parent-style-name="Основнойшрифтабзаца" style:family="text">
      <style:text-properties fo:language="uk" fo:country="UA"/>
    </style:style>
    <style:style style:name="T560" style:parent-style-name="Основнойшрифтабзаца" style:family="text">
      <style:text-properties fo:letter-spacing="0.0402in" fo:language="uk" fo:country="UA"/>
    </style:style>
    <style:style style:name="T561" style:parent-style-name="Основнойшрифтабзаца" style:family="text">
      <style:text-properties fo:language="uk" fo:country="UA"/>
    </style:style>
    <style:style style:name="T562" style:parent-style-name="Основнойшрифтабзаца" style:family="text">
      <style:text-properties fo:letter-spacing="0.0409in" fo:language="uk" fo:country="UA"/>
    </style:style>
    <style:style style:name="T563" style:parent-style-name="Основнойшрифтабзаца" style:family="text">
      <style:text-properties fo:language="uk" fo:country="UA"/>
    </style:style>
    <style:style style:name="T564" style:parent-style-name="Основнойшрифтабзаца" style:family="text">
      <style:text-properties fo:letter-spacing="-0.0006in" fo:language="uk" fo:country="UA"/>
    </style:style>
    <style:style style:name="T565" style:parent-style-name="Основнойшрифтабзаца" style:family="text">
      <style:text-properties fo:letter-spacing="0.0076in" fo:language="uk" fo:country="UA"/>
    </style:style>
    <style:style style:name="T566" style:parent-style-name="Основнойшрифтабзаца" style:family="text">
      <style:text-properties fo:letter-spacing="-0.0006in" fo:language="uk" fo:country="UA"/>
    </style:style>
    <style:style style:name="T567" style:parent-style-name="Основнойшрифтабзаца" style:family="text">
      <style:text-properties fo:letter-spacing="-0.0006in" fo:language="uk" fo:country="UA"/>
    </style:style>
    <style:style style:name="T568" style:parent-style-name="Основнойшрифтабзаца" style:family="text">
      <style:text-properties fo:letter-spacing="-0.0006in" fo:language="uk" fo:country="UA"/>
    </style:style>
    <style:style style:name="T569" style:parent-style-name="Основнойшрифтабзаца" style:family="text">
      <style:text-properties fo:letter-spacing="0.0076in" fo:language="uk" fo:country="UA"/>
    </style:style>
    <style:style style:name="T570" style:parent-style-name="Основнойшрифтабзаца" style:family="text">
      <style:text-properties fo:language="uk" fo:country="UA"/>
    </style:style>
    <style:style style:name="T571" style:parent-style-name="Основнойшрифтабзаца" style:family="text">
      <style:text-properties fo:letter-spacing="0.0076in" fo:language="uk" fo:country="UA"/>
    </style:style>
    <style:style style:name="T572" style:parent-style-name="Основнойшрифтабзаца" style:family="text">
      <style:text-properties fo:letter-spacing="-0.0006in" fo:language="uk" fo:country="UA"/>
    </style:style>
    <style:style style:name="T573" style:parent-style-name="Основнойшрифтабзаца" style:family="text">
      <style:text-properties fo:language="uk" fo:country="UA"/>
    </style:style>
    <style:style style:name="T574" style:parent-style-name="Основнойшрифтабзаца" style:family="text">
      <style:text-properties fo:letter-spacing="0.0076in" fo:language="uk" fo:country="UA"/>
    </style:style>
    <style:style style:name="T575" style:parent-style-name="Основнойшрифтабзаца" style:family="text">
      <style:text-properties fo:letter-spacing="-0.0006in" fo:language="uk" fo:country="UA"/>
    </style:style>
    <style:style style:name="T576" style:parent-style-name="Основнойшрифтабзаца" style:family="text">
      <style:text-properties fo:letter-spacing="0.009in" fo:language="uk" fo:country="UA"/>
    </style:style>
    <style:style style:name="T577" style:parent-style-name="Основнойшрифтабзаца" style:family="text">
      <style:text-properties fo:letter-spacing="-0.0006in" fo:language="uk" fo:country="UA"/>
    </style:style>
    <style:style style:name="T578" style:parent-style-name="Основнойшрифтабзаца" style:family="text">
      <style:text-properties fo:letter-spacing="0.0076in" fo:language="uk" fo:country="UA"/>
    </style:style>
    <style:style style:name="T579" style:parent-style-name="Основнойшрифтабзаца" style:family="text">
      <style:text-properties fo:language="uk" fo:country="UA"/>
    </style:style>
    <style:style style:name="T580" style:parent-style-name="Основнойшрифтабзаца" style:family="text">
      <style:text-properties fo:letter-spacing="0.0076in" fo:language="uk" fo:country="UA"/>
    </style:style>
    <style:style style:name="T581" style:parent-style-name="Основнойшрифтабзаца" style:family="text">
      <style:text-properties fo:language="uk" fo:country="UA"/>
    </style:style>
    <style:style style:name="T582" style:parent-style-name="Основнойшрифтабзаца" style:family="text">
      <style:text-properties fo:letter-spacing="0.0076in" fo:language="uk" fo:country="UA"/>
    </style:style>
    <style:style style:name="T583" style:parent-style-name="Основнойшрифтабзаца" style:family="text">
      <style:text-properties fo:language="uk" fo:country="UA"/>
    </style:style>
    <style:style style:name="T584" style:parent-style-name="Основнойшрифтабзаца" style:family="text">
      <style:text-properties fo:letter-spacing="0.0083in" fo:language="uk" fo:country="UA"/>
    </style:style>
    <style:style style:name="T585" style:parent-style-name="Основнойшрифтабзаца" style:family="text">
      <style:text-properties fo:language="uk" fo:country="UA"/>
    </style:style>
    <style:style style:name="T586" style:parent-style-name="Основнойшрифтабзаца" style:family="text">
      <style:text-properties fo:letter-spacing="-0.0006in" fo:language="uk" fo:country="UA"/>
    </style:style>
    <style:style style:name="T587" style:parent-style-name="Основнойшрифтабзаца" style:family="text">
      <style:text-properties fo:letter-spacing="0.0048in" fo:language="uk" fo:country="UA"/>
    </style:style>
    <style:style style:name="T588" style:parent-style-name="Основнойшрифтабзаца" style:family="text">
      <style:text-properties fo:letter-spacing="-0.0006in" fo:language="uk" fo:country="UA"/>
    </style:style>
    <style:style style:name="T589" style:parent-style-name="Основнойшрифтабзаца" style:family="text">
      <style:text-properties fo:letter-spacing="0.0041in" fo:language="uk" fo:country="UA"/>
    </style:style>
    <style:style style:name="T590" style:parent-style-name="Основнойшрифтабзаца" style:family="text">
      <style:text-properties fo:language="uk" fo:country="UA"/>
    </style:style>
    <style:style style:name="T591" style:parent-style-name="Основнойшрифтабзаца" style:family="text">
      <style:text-properties fo:letter-spacing="0.0041in" fo:language="uk" fo:country="UA"/>
    </style:style>
    <style:style style:name="T592" style:parent-style-name="Основнойшрифтабзаца" style:family="text">
      <style:text-properties fo:letter-spacing="-0.0006in" fo:language="uk" fo:country="UA"/>
    </style:style>
    <style:style style:name="T593" style:parent-style-name="Основнойшрифтабзаца" style:family="text">
      <style:text-properties fo:letter-spacing="0.0041in" fo:language="uk" fo:country="UA"/>
    </style:style>
    <style:style style:name="T594" style:parent-style-name="Основнойшрифтабзаца" style:family="text">
      <style:text-properties fo:language="uk" fo:country="UA"/>
    </style:style>
    <style:style style:name="T595" style:parent-style-name="Основнойшрифтабзаца" style:family="text">
      <style:text-properties fo:language="uk" fo:country="UA"/>
    </style:style>
    <style:style style:name="T596" style:parent-style-name="Основнойшрифтабзаца" style:family="text">
      <style:text-properties fo:language="uk" fo:country="UA"/>
    </style:style>
    <style:style style:name="T597" style:parent-style-name="Основнойшрифтабзаца" style:family="text">
      <style:text-properties fo:letter-spacing="0.0041in" fo:language="uk" fo:country="UA"/>
    </style:style>
    <style:style style:name="T598" style:parent-style-name="Основнойшрифтабзаца" style:family="text">
      <style:text-properties fo:letter-spacing="-0.0006in" fo:language="uk" fo:country="UA"/>
    </style:style>
    <style:style style:name="T599" style:parent-style-name="Основнойшрифтабзаца" style:family="text">
      <style:text-properties fo:letter-spacing="0.0041in" fo:language="uk" fo:country="UA"/>
    </style:style>
    <style:style style:name="T600" style:parent-style-name="Основнойшрифтабзаца" style:family="text">
      <style:text-properties fo:language="uk" fo:country="UA"/>
    </style:style>
    <style:style style:name="T601" style:parent-style-name="Основнойшрифтабзаца" style:family="text">
      <style:text-properties fo:letter-spacing="0.0048in" fo:language="uk" fo:country="UA"/>
    </style:style>
    <style:style style:name="T602" style:parent-style-name="Основнойшрифтабзаца" style:family="text">
      <style:text-properties fo:letter-spacing="-0.0006in" fo:language="uk" fo:country="UA"/>
    </style:style>
    <style:style style:name="T603" style:parent-style-name="Основнойшрифтабзаца" style:family="text">
      <style:text-properties fo:letter-spacing="0.0041in" fo:language="uk" fo:country="UA"/>
    </style:style>
    <style:style style:name="T604" style:parent-style-name="Основнойшрифтабзаца" style:family="text">
      <style:text-properties fo:language="uk" fo:country="UA"/>
    </style:style>
    <style:style style:name="T605" style:parent-style-name="Основнойшрифтабзаца" style:family="text">
      <style:text-properties fo:letter-spacing="0.0041in" fo:language="uk" fo:country="UA"/>
    </style:style>
    <style:style style:name="T606" style:parent-style-name="Основнойшрифтабзаца" style:family="text">
      <style:text-properties fo:letter-spacing="-0.0006in" fo:language="uk" fo:country="UA"/>
    </style:style>
    <style:style style:name="T607" style:parent-style-name="Основнойшрифтабзаца" style:family="text">
      <style:text-properties fo:letter-spacing="0.0534in" fo:language="uk" fo:country="UA"/>
    </style:style>
    <style:style style:name="T608" style:parent-style-name="Основнойшрифтабзаца" style:family="text">
      <style:text-properties fo:language="uk" fo:country="UA"/>
    </style:style>
    <style:style style:name="T609" style:parent-style-name="Основнойшрифтабзаца" style:family="text">
      <style:text-properties fo:letter-spacing="0.0145in" fo:language="uk" fo:country="UA"/>
    </style:style>
    <style:style style:name="T610" style:parent-style-name="Основнойшрифтабзаца" style:family="text">
      <style:text-properties fo:letter-spacing="-0.0006in" fo:language="uk" fo:country="UA"/>
    </style:style>
    <style:style style:name="T611" style:parent-style-name="Основнойшрифтабзаца" style:family="text">
      <style:text-properties fo:letter-spacing="0.0152in" fo:language="uk" fo:country="UA"/>
    </style:style>
    <style:style style:name="T612" style:parent-style-name="Основнойшрифтабзаца" style:family="text">
      <style:text-properties fo:language="uk" fo:country="UA"/>
    </style:style>
    <style:style style:name="T613" style:parent-style-name="Основнойшрифтабзаца" style:family="text">
      <style:text-properties fo:letter-spacing="0.0145in" fo:language="uk" fo:country="UA"/>
    </style:style>
    <style:style style:name="T614" style:parent-style-name="Основнойшрифтабзаца" style:family="text">
      <style:text-properties fo:letter-spacing="-0.0006in" fo:language="uk" fo:country="UA"/>
    </style:style>
    <style:style style:name="T615" style:parent-style-name="Основнойшрифтабзаца" style:family="text">
      <style:text-properties fo:letter-spacing="0.0145in" fo:language="uk" fo:country="UA"/>
    </style:style>
    <style:style style:name="T616" style:parent-style-name="Основнойшрифтабзаца" style:family="text">
      <style:text-properties fo:language="uk" fo:country="UA"/>
    </style:style>
    <style:style style:name="T617" style:parent-style-name="Основнойшрифтабзаца" style:family="text">
      <style:text-properties fo:language="uk" fo:country="UA"/>
    </style:style>
    <style:style style:name="T618" style:parent-style-name="Основнойшрифтабзаца" style:family="text">
      <style:text-properties fo:language="uk" fo:country="UA"/>
    </style:style>
    <style:style style:name="T619" style:parent-style-name="Основнойшрифтабзаца" style:family="text">
      <style:text-properties fo:letter-spacing="0.0138in" fo:language="uk" fo:country="UA"/>
    </style:style>
    <style:style style:name="T620" style:parent-style-name="Основнойшрифтабзаца" style:family="text">
      <style:text-properties fo:language="uk" fo:country="UA"/>
    </style:style>
    <style:style style:name="T621" style:parent-style-name="Основнойшрифтабзаца" style:family="text">
      <style:text-properties fo:letter-spacing="0.0145in" fo:language="uk" fo:country="UA"/>
    </style:style>
    <style:style style:name="T622" style:parent-style-name="Основнойшрифтабзаца" style:family="text">
      <style:text-properties fo:letter-spacing="-0.0006in" fo:language="uk" fo:country="UA"/>
    </style:style>
    <style:style style:name="T623" style:parent-style-name="Основнойшрифтабзаца" style:family="text">
      <style:text-properties fo:letter-spacing="0.0145in" fo:language="uk" fo:country="UA"/>
    </style:style>
    <style:style style:name="T624" style:parent-style-name="Основнойшрифтабзаца" style:family="text">
      <style:text-properties fo:language="uk" fo:country="UA"/>
    </style:style>
    <style:style style:name="T625" style:parent-style-name="Основнойшрифтабзаца" style:family="text">
      <style:text-properties fo:letter-spacing="0.0145in" fo:language="uk" fo:country="UA"/>
    </style:style>
    <style:style style:name="T626" style:parent-style-name="Основнойшрифтабзаца" style:family="text">
      <style:text-properties fo:letter-spacing="-0.0006in" fo:language="uk" fo:country="UA"/>
    </style:style>
    <style:style style:name="T627" style:parent-style-name="Основнойшрифтабзаца" style:family="text">
      <style:text-properties fo:letter-spacing="0.0284in" fo:language="uk" fo:country="UA"/>
    </style:style>
    <style:style style:name="T628" style:parent-style-name="Основнойшрифтабзаца" style:family="text">
      <style:text-properties fo:letter-spacing="-0.0006in" fo:language="uk" fo:country="UA"/>
    </style:style>
    <style:style style:name="T629" style:parent-style-name="Основнойшрифтабзаца" style:family="text">
      <style:text-properties fo:language="uk" fo:country="UA"/>
    </style:style>
    <style:style style:name="T630" style:parent-style-name="Основнойшрифтабзаца" style:family="text">
      <style:text-properties fo:letter-spacing="-0.0006in" fo:language="uk" fo:country="UA"/>
    </style:style>
    <style:style style:name="P631" style:parent-style-name="Standard" style:family="paragraph">
      <style:paragraph-properties fo:margin-bottom="0.1111in" style:line-height-at-least="0.2166in"/>
    </style:style>
    <style:style style:name="T632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633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 fo:language="ru" fo:country="RU"/>
    </style:style>
    <style:style style:name="T634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635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P63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</style:style>
    <style:style style:name="T637" style:parent-style-name="Основнойшрифтабзаца" style:family="text">
      <style:text-properties style:font-name="Times New Roman" style:font-name-complex="Times New Roman"/>
    </style:style>
    <style:style style:name="T638" style:parent-style-name="Основнойшрифтабзаца" style:family="text">
      <style:text-properties style:font-name="Times New Roman" style:font-name-complex="Times New Roman" fo:language="en" fo:country="US"/>
    </style:style>
    <style:style style:name="T639" style:parent-style-name="Основнойшрифтабзаца" style:family="text">
      <style:text-properties style:font-name="Times New Roman" style:font-name-complex="Times New Roman"/>
    </style:style>
    <style:style style:name="P64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4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4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4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4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4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4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4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4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4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5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5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5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5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5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5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5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5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5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5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6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6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6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6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6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6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6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6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6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6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7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7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7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7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7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7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7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7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7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7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8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8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8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8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8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8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8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8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8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8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9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9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9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9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9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9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9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9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9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69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0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0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0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0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0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0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0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0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0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0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1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1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1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1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1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1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1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1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1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1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2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2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2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2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2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2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2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2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2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2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3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 fo:language="ru" fo:country="RU"/>
    </style:style>
    <style:style style:name="P73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</style:style>
    <style:style style:name="T732" style:parent-style-name="Основнойшрифтабзаца" style:family="text">
      <style:text-properties style:font-name="Times New Roman" style:font-name-complex="Times New Roman" fo:language="ru" fo:country="RU"/>
    </style:style>
    <style:style style:name="T733" style:parent-style-name="Основнойшрифтабзаца" style:family="text">
      <style:text-properties style:font-name="Times New Roman" style:font-name-complex="Times New Roman" fo:language="en" fo:country="US"/>
    </style:style>
    <style:style style:name="T734" style:parent-style-name="Основнойшрифтабзаца" style:family="text">
      <style:text-properties style:font-name="Times New Roman" style:font-name-complex="Times New Roman"/>
    </style:style>
    <style:style style:name="P73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3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3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3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3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4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4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4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4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4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4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4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4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4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4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5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5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5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5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5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5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5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5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5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5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6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6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6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6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6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6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6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6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6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6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7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7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7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7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7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7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7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7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7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7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8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8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8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8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8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8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8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8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8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8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9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9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9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9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9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9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9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9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9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79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0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0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0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0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0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0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0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0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0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0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1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1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1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1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1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1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1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1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1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1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2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2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2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2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2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2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2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2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2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2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3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3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3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3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3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3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3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3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3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39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4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41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42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43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44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45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46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47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4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</style:style>
    <style:style style:name="T849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P850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51" style:parent-style-name="Standard" style:family="paragraph">
      <style:paragraph-properties fo:margin-bottom="0.1111in" style:line-height-at-least="0.2166in"/>
      <style:text-properties style:font-name="Times New Roman" style:font-name-complex="Times New Roman" style:use-window-font-color="true"/>
    </style:style>
    <style:style style:name="P852" style:parent-style-name="Standard" style:family="paragraph">
      <style:paragraph-properties fo:margin-bottom="0.1111in" style:line-height-at-least="0.2166in"/>
      <style:text-properties style:font-name="Times New Roman" style:font-name-complex="Times New Roman" style:use-window-font-color="true"/>
    </style:style>
    <style:style style:name="P853" style:parent-style-name="Standard" style:family="paragraph">
      <style:paragraph-properties fo:margin-bottom="0.1111in" style:line-height-at-least="0.2166in"/>
      <style:text-properties style:font-name="Times New Roman" style:font-name-complex="Times New Roman" style:use-window-font-color="true"/>
    </style:style>
    <style:style style:name="P854" style:parent-style-name="Standard" style:family="paragraph">
      <style:paragraph-properties fo:margin-bottom="0.1111in" style:line-height-at-least="0.2166in"/>
      <style:text-properties style:font-name="Times New Roman" style:font-name-complex="Times New Roman" style:use-window-font-color="true"/>
    </style:style>
    <style:style style:name="P855" style:parent-style-name="Standard" style:family="paragraph">
      <style:paragraph-properties fo:margin-bottom="0.1111in" style:line-height-at-least="0.2166in"/>
      <style:text-properties style:font-name="Times New Roman" style:font-name-complex="Times New Roman" style:use-window-font-color="true"/>
    </style:style>
    <style:style style:name="P856" style:parent-style-name="Standard" style:family="paragraph">
      <style:paragraph-properties fo:margin-bottom="0.1111in" style:line-height-at-least="0.2166in"/>
      <style:text-properties style:font-name="Times New Roman" style:font-name-complex="Times New Roman" style:use-window-font-color="true"/>
    </style:style>
    <style:style style:name="P857" style:parent-style-name="Standard" style:family="paragraph">
      <style:paragraph-properties fo:margin-bottom="0.1111in" style:line-height-at-least="0.2166in"/>
      <style:text-properties style:font-name="Times New Roman" style:font-name-complex="Times New Roman" style:use-window-font-color="true"/>
    </style:style>
    <style:style style:name="P858" style:parent-style-name="Standard" style:family="paragraph">
      <style:paragraph-properties fo:margin-bottom="0.1111in" style:line-height-at-least="0.2166in" fo:margin-left="0.25in" fo:text-indent="-0.25in">
        <style:tab-stops/>
      </style:paragraph-properties>
      <style:text-properties style:font-name="Times New Roman" style:font-name-complex="Times New Roman"/>
    </style:style>
    <style:style style:name="P859" style:parent-style-name="Standard" style:family="paragraph">
      <style:paragraph-properties fo:margin-bottom="0.1111in" style:line-height-at-least="0.2166in"/>
      <style:text-properties style:font-name="Times New Roman" style:font-name-complex="Times New Roman" style:use-window-font-color="true"/>
    </style:style>
    <style:style style:name="P860" style:parent-style-name="Standard" style:family="paragraph">
      <style:paragraph-properties fo:margin-bottom="0.1111in" style:line-height-at-least="0.2166in"/>
      <style:text-properties style:font-name="Times New Roman" style:font-name-complex="Times New Roman" style:use-window-font-color="true"/>
    </style:style>
    <style:style style:name="P861" style:parent-style-name="Standard" style:family="paragraph">
      <style:paragraph-properties fo:margin-bottom="0.1111in" style:line-height-at-least="0.2166in"/>
      <style:text-properties style:font-name="Times New Roman" style:font-name-complex="Times New Roman" style:use-window-font-color="true"/>
    </style:style>
    <style:style style:name="P862" style:parent-style-name="Standard" style:family="paragraph">
      <style:paragraph-properties fo:margin-bottom="0.1111in" style:line-height-at-least="0.2166in"/>
    </style:style>
    <style:style style:name="T863" style:parent-style-name="Основнойшрифтабзац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864" style:parent-style-name="Основнойшрифтабзаца" style:family="text">
      <style:text-properties style:font-name="Times New Roman" style:font-name-complex="Times New Roman" fo:color="#5983B0" fo:font-size="14pt" style:font-size-asian="14pt" style:font-size-complex="14pt"/>
    </style:style>
  </office:automatic-styles>
  <office:body>
    <office:text text:use-soft-page-breaks="true">
      <text:p text:style-name="P1"><text:span text:style-name="T2">Кам’янець-Подільський національний університет</text:span><text:span text:style-name="T3"><text:line-break/></text:span><text:span text:style-name="T4">імені Івана Огієнка</text:span></text:p>
      <text:p text:style-name="P5">  </text:p>
      <text:p text:style-name="P6"> </text:p>
      <text:p text:style-name="P7">КАФЕДРА КОМП’ЮТЕРНИХ НАУК</text:p>
      <text:p text:style-name="P8"><text:span text:style-name="T9"> </text:span></text:p>
      <text:p text:style-name="P10"><text:span text:style-name="T11"> </text:span></text:p>
      <text:p text:style-name="P12"/>
      <text:p text:style-name="P13"><text:span text:style-name="T14">Навчальна дисципліна<text:s/></text:span><text:span text:style-name="T15">«</text:span><text:span text:style-name="T16">Об’єктно-орієнтоване програмування</text:span><text:span text:style-name="T17">»</text:span></text:p>
      <text:p text:style-name="P18"><text:span text:style-name="T19"> </text:span></text:p>
      <text:p text:style-name="P20"><text:span text:style-name="T21"> </text:span></text:p>
      <text:p text:style-name="P22"><text:span text:style-name="T23">ЛАБОРАТОРНА РОБОТА<text:s/></text:span><text:span text:style-name="T24">#010</text:span><text:span text:style-name="T25">4</text:span></text:p>
      <text:p text:style-name="P26"><text:span text:style-name="T27"> </text:span></text:p>
      <text:p text:style-name="P28">Тема:</text:p>
      <text:p text:style-name="P29"><text:span text:style-name="T30">Поліморфізм</text:span></text:p>
      <text:p text:style-name="P31"><text:span text:style-name="T32">Варіант №</text:span><text:span text:style-name="T33">6</text:span></text:p>
      <text:p text:style-name="P34"/>
      <text:p text:style-name="P35"><text:span text:style-name="T36"> </text:span></text:p>
      <text:p text:style-name="P37"><text:span text:style-name="T38">Виконав</text:span><text:span text:style-name="T39">:</text:span><text:span text:style-name="T40"><text:line-break/></text:span><text:span text:style-name="T41">студент<text:s/></text:span><text:span text:style-name="T42">1</text:span><text:span text:style-name="T43">-го курсу</text:span><text:span text:style-name="T44"><text:line-break/></text:span><text:span text:style-name="T45">групи KN</text:span><text:span text:style-name="T46">ms</text:span><text:span text:style-name="T47">1-B2</text:span><text:span text:style-name="T48">3</text:span><text:span text:style-name="T49"><text:line-break/></text:span><text:span text:style-name="T50">Дарманський М.А.</text:span></text:p>
      <text:p text:style-name="P51"/>
      <text:p text:style-name="P52"><text:span text:style-name="T53">Прийняла</text:span><text:span text:style-name="T54">:</text:span><text:span text:style-name="T55"><text:line-break/></text:span><text:span text:style-name="T56">старший викладач,</text:span><text:span text:style-name="T57"><text:line-break/></text:span><text:span text:style-name="T58">Мястковська М.О.</text:span></text:p>
      <text:p text:style-name="P59"/>
      <text:p text:style-name="P60"/>
      <text:p text:style-name="P61">Кам’янець-Подільський – 2023</text:p>
      <text:p text:style-name="P62"/>
      <text:p text:style-name="P63"><text:bookmark-start text:name="_Toc191167405"/><text:soft-page-break/>Теоретичні відомості<text:bookmark-end text:name="_Toc191167405"/></text:p>
      <text:p text:style-name="P64"><text:span text:style-name="T65">Поняття</text:span><text:span text:style-name="T66"><text:s/></text:span><text:span text:style-name="T67">про</text:span><text:span text:style-name="T68"><text:s/></text:span><text:span text:style-name="T69">поліморфізм.</text:span></text:p>
      <text:p text:style-name="P70"><text:span text:style-name="T71">Поліморфізм</text:span><text:span text:style-name="T72"><text:s/></text:span><text:span text:style-name="T73">–</text:span><text:span text:style-name="T74"><text:s/></text:span><text:span text:style-name="T75">наступний</text:span><text:span text:style-name="T76"><text:s/></text:span><text:span text:style-name="T77">з</text:span><text:span text:style-name="T78"><text:s/></text:span><text:span text:style-name="T79">трьох</text:span><text:span text:style-name="T80"><text:s/></text:span><text:span text:style-name="T81">принципів</text:span><text:span text:style-name="T82"><text:s/>ООП.</text:span><text:span text:style-name="T83"><text:s/></text:span><text:span text:style-name="T84">Його</text:span><text:span text:style-name="T85"><text:s/></text:span><text:span text:style-name="T86">застосування</text:span><text:span text:style-name="T87"><text:s/></text:span><text:span text:style-name="T88">дозволяє</text:span><text:span text:style-name="T89"><text:s/></text:span><text:span text:style-name="T90">створювати</text:span><text:span text:style-name="T91"><text:s/></text:span><text:span text:style-name="T92">у</text:span><text:span text:style-name="T93"><text:s/></text:span><text:span text:style-name="T94">похідних</text:span><text:span text:style-name="T95"><text:s/></text:span><text:span text:style-name="T96">класах</text:span><text:span text:style-name="T97"><text:s/></text:span><text:span text:style-name="T98">методи,</text:span><text:span text:style-name="T99"><text:s/></text:span><text:span text:style-name="T100">які</text:span><text:span text:style-name="T101"><text:s/></text:span><text:span text:style-name="T102">мають</text:span><text:span text:style-name="T103"><text:s/></text:span><text:span text:style-name="T104">той</text:span><text:span text:style-name="T105"><text:s/></text:span><text:span text:style-name="T106">самий</text:span><text:span text:style-name="T107"><text:s/></text:span><text:span text:style-name="T108">інтерфейс,</text:span><text:span text:style-name="T109"><text:s/></text:span><text:span text:style-name="T110">що</text:span><text:span text:style-name="T111"><text:s/></text:span><text:span text:style-name="T112">й</text:span><text:span text:style-name="T113"><text:s/></text:span><text:span text:style-name="T114">методи</text:span><text:span text:style-name="T115"><text:s/></text:span><text:span text:style-name="T116">базового</text:span><text:span text:style-name="T117"><text:s/></text:span><text:span text:style-name="T118">класу,</text:span><text:span text:style-name="T119"><text:s/></text:span><text:span text:style-name="T120">проте</text:span><text:span text:style-name="T121"><text:s/></text:span><text:span text:style-name="T122">в</text:span><text:span text:style-name="T123">і</text:span><text:span text:style-name="T124">дмінну</text:span><text:span text:style-name="T125"><text:s/></text:span><text:span text:style-name="T126">функціональність.</text:span></text:p>
      <text:p text:style-name="P127"><text:span text:style-name="T128">Припустимо,</text:span><text:span text:style-name="T129"><text:s/></text:span><text:span text:style-name="T130">що</text:span><text:span text:style-name="T131"><text:s/></text:span><text:span text:style-name="T132">ми</text:span><text:span text:style-name="T133"><text:s/></text:span><text:span text:style-name="T134">маємо</text:span><text:span text:style-name="T135"><text:s/></text:span><text:span text:style-name="T136">клас</text:span><text:span text:style-name="T137"><text:s/></text:span><text:span text:style-name="T138">BankAccount</text:span><text:span text:style-name="T139">,</text:span><text:span text:style-name="T140"><text:s/></text:span><text:span text:style-name="T141">що</text:span><text:span text:style-name="T142"><text:s/></text:span><text:span text:style-name="T143">описує</text:span><text:span text:style-name="T144"><text:s/></text:span><text:span text:style-name="T145">функціонування</text:span><text:span text:style-name="T146"><text:s/></text:span><text:span text:style-name="T147">банківського</text:span><text:span text:style-name="T148"><text:s/></text:span><text:span text:style-name="T149">рахунку.<text:s/></text:span><text:span text:style-name="T150">Крім<text:s/></text:span><text:span text:style-name="T151">звичайного</text:span><text:span text:style-name="T152"><text:s/></text:span><text:span text:style-name="T153">банківського</text:span><text:span text:style-name="T154"><text:s/></text:span><text:span text:style-name="T155">рахунку</text:span><text:span text:style-name="T156"><text:s/></text:span><text:span text:style-name="T157">можна</text:span><text:span text:style-name="T158"><text:s/></text:span><text:span text:style-name="T159">створити</text:span><text:span text:style-name="T160"><text:s/></text:span><text:span text:style-name="T161">і</text:span><text:span text:style-name="T162"><text:s/></text:span><text:span text:style-name="T163">інші –</text:span><text:span text:style-name="T164"><text:s/></text:span><text:span text:style-name="T165">наприклад,</text:span><text:span text:style-name="T166"><text:s/></text:span><text:span text:style-name="T167">депозитний</text:span><text:span text:style-name="T168"><text:s/></text:span><text:span text:style-name="T169">рахунок</text:span><text:span text:style-name="T170"><text:s/></text:span><text:span text:style-name="T171">DepositAccount</text:span><text:span text:style-name="T172">,</text:span><text:span text:style-name="T173"><text:s/></text:span><text:span text:style-name="T174">як</text:span><text:span text:style-name="T175"><text:s/></text:span><text:span text:style-name="T176">похідний</text:span><text:span text:style-name="T177"><text:s/></text:span><text:span text:style-name="T178">клас</text:span><text:span text:style-name="T179"><text:s/></text:span><text:span text:style-name="T180">від</text:span><text:span text:style-name="T181"><text:s/></text:span><text:span text:style-name="T182">BankAccount</text:span><text:span text:style-name="T183">.</text:span></text:p>
      <text:p text:style-name="P184"><text:span text:style-name="T185">using</text:span><text:span text:style-name="T186"><text:s/>System;</text:span></text:p>
      <text:p text:style-name="P187"><text:span text:style-name="T188">namespace</text:span><text:span text:style-name="T189"><text:s/>BankAccount</text:span></text:p>
      <text:p text:style-name="P190">{</text:p>
      <text:p text:style-name="P191"><text:span text:style-name="T192"><text:s text:c="4"/></text:span><text:span text:style-name="T193">class</text:span><text:span text:style-name="T194"><text:s/></text:span><text:span text:style-name="T195">BankAccount</text:span><text:span text:style-name="T196"><text:s/></text:span><text:span text:style-name="T197">// Це банківський рахунок</text:span></text:p>
      <text:p text:style-name="P198"><text:s text:c="4"/>{</text:p>
      <text:p text:style-name="P199"><text:span text:style-name="T200"><text:s text:c="8"/></text:span><text:span text:style-name="T201">protected</text:span><text:span text:style-name="T202"><text:s/></text:span><text:span text:style-name="T203">double</text:span><text:span text:style-name="T204"><text:s/>money;<text:s/></text:span><text:span text:style-name="T205">// розмір вкладу</text:span></text:p>
      <text:p text:style-name="P206"><text:span text:style-name="T207"><text:s text:c="8"/></text:span><text:span text:style-name="T208">private</text:span><text:span text:style-name="T209"><text:s/></text:span><text:span text:style-name="T210">long</text:span><text:span text:style-name="T211"><text:s/>numAccount; <text:s text:c="3"/></text:span><text:span text:style-name="T212">// номер рахунку</text:span></text:p>
      <text:p text:style-name="P213"><text:span text:style-name="T214"><text:s text:c="8"/></text:span><text:span text:style-name="T215">public</text:span><text:span text:style-name="T216"><text:s/></text:span><text:span text:style-name="T217">double</text:span><text:span text:style-name="T218"><text:s/>Money</text:span><text:span text:style-name="T219">// властивість - повертає розмір вкладу<text:s/></text:span></text:p>
      <text:p text:style-name="P220"><text:s text:c="8"/>{</text:p>
      <text:p text:style-name="P221"><text:span text:style-name="T222"><text:s text:c="12"/></text:span><text:span text:style-name="T223">get</text:span><text:span text:style-name="T224"><text:s/>{<text:s/></text:span><text:span text:style-name="T225">return</text:span><text:span text:style-name="T226"><text:s/>money; }</text:span></text:p>
      <text:p text:style-name="P227"><text:s text:c="8"/>}</text:p>
      <text:p text:style-name="P228"><text:span text:style-name="T229"><text:s text:c="8"/></text:span><text:span text:style-name="T230">// конструктор</text:span></text:p>
      <text:p text:style-name="P231"><text:span text:style-name="T232"><text:s text:c="8"/></text:span><text:span text:style-name="T233">public</text:span><text:span text:style-name="T234"><text:s/></text:span><text:span text:style-name="T235">BankAccount</text:span><text:span text:style-name="T236">(</text:span><text:span text:style-name="T237">long</text:span><text:span text:style-name="T238"><text:s/>numAccount_,<text:s/></text:span><text:span text:style-name="T239">double</text:span><text:span text:style-name="T240"><text:s/>money_)</text:span></text:p>
      <text:p text:style-name="P241"><text:s text:c="8"/>{</text:p>
      <text:p text:style-name="P242"><text:s text:c="12"/>money = money_;</text:p>
      <text:p text:style-name="P243"><text:s text:c="12"/>numAccount = numAccount_;</text:p>
      <text:p text:style-name="P244"><text:s text:c="8"/>}</text:p>
      <text:p text:style-name="P245"><text:span text:style-name="T246"><text:s text:c="8"/></text:span><text:span text:style-name="T247">// поповнення рахунку</text:span></text:p>
      <text:p text:style-name="P248"><text:span text:style-name="T249"><text:s text:c="8"/></text:span><text:span text:style-name="T250">public</text:span><text:span text:style-name="T251"><text:s/></text:span><text:span text:style-name="T252">void</text:span><text:span text:style-name="T253"><text:s/>setMoney(</text:span><text:span text:style-name="T254">long</text:span><text:span text:style-name="T255"><text:s/>numAccount_,<text:s/></text:span><text:span text:style-name="T256">double</text:span><text:span text:style-name="T257"><text:s/>sum)</text:span></text:p>
      <text:p text:style-name="P258"><text:s text:c="8"/>{</text:p>
      <text:p text:style-name="P259"><text:span text:style-name="T260"><text:s text:c="12"/></text:span><text:span text:style-name="T261">if</text:span><text:span text:style-name="T262"><text:s/>(numAccount</text:span><text:span text:style-name="T263">_ != numAccount)<text:s/></text:span></text:p>
      <text:p text:style-name="P264"><text:span text:style-name="T265"><text:s text:c="16"/>Console.WriteLine(</text:span><text:span text:style-name="T266">"Неправильний номер рахунку"</text:span><text:span text:style-name="T267">);</text:span></text:p>
      <text:p text:style-name="P268"><text:span text:style-name="T269"><text:s text:c="12"/></text:span><text:span text:style-name="T270">else</text:span></text:p>
      <text:p text:style-name="P271"><text:s text:c="16"/>money += sum;</text:p>
      <text:p text:style-name="P272"><text:s text:c="8"/>}</text:p>
      <text:p text:style-name="P273"><text:span text:style-name="T274"><text:s text:c="8"/></text:span><text:span text:style-name="T275">// одержання грошей</text:span></text:p>
      <text:p text:style-name="P276"><text:span text:style-name="T277"><text:s text:c="8"/></text:span><text:span text:style-name="T278">public</text:span><text:span text:style-name="T279"><text:s/></text:span><text:span text:style-name="T280">void</text:span><text:span text:style-name="T281"><text:s/>getMoney(</text:span><text:span text:style-name="T282">long</text:span><text:span text:style-name="T283"><text:s/>numAccount_,<text:s/></text:span><text:span text:style-name="T284">double</text:span><text:span text:style-name="T285"><text:s/>sum)</text:span></text:p>
      <text:p text:style-name="P286"><text:s text:c="8"/>{</text:p>
      <text:p text:style-name="P287"><text:span text:style-name="T288"><text:s text:c="12"/></text:span><text:span text:style-name="T289">if</text:span><text:span text:style-name="T290"><text:s/></text:span><text:span text:style-name="T291">(numAccount_ != numAccount)<text:s/></text:span></text:p>
      <text:p text:style-name="P292"><text:span text:style-name="T293"><text:s text:c="16"/>Console.WriteLine(</text:span><text:span text:style-name="T294">"Неправильний номер рахунку"</text:span><text:span text:style-name="T295">);</text:span></text:p>
      <text:p text:style-name="P296"><text:span text:style-name="T297"><text:s text:c="12"/></text:span><text:span text:style-name="T298">else</text:span><text:span text:style-name="T299"><text:s/></text:span></text:p>
      <text:p text:style-name="P300"><text:span text:style-name="T301"><text:s text:c="16"/></text:span><text:span text:style-name="T302">if</text:span><text:span text:style-name="T303"><text:s/>(money &gt;= sum)</text:span></text:p>
      <text:p text:style-name="P304"><text:s text:c="20"/>money -= sum;</text:p>
      <text:p text:style-name="P305"><text:span text:style-name="T306"><text:s text:c="16"/></text:span><text:span text:style-name="T307">else</text:span></text:p>
      <text:p text:style-name="P308"><text:span text:style-name="T309"><text:s text:c="20"/>Console.WriteLine(</text:span><text:span text:style-name="T310">"Ви перевищили<text:s/></text:span><text:span text:style-name="T311">свій баланс"</text:span><text:span text:style-name="T312">);</text:span></text:p>
      <text:p text:style-name="P313"><text:s text:c="8"/>}</text:p>
      <text:p text:style-name="P314"><text:span text:style-name="T315"><text:s text:c="8"/></text:span><text:span text:style-name="T316">// нарахування відсотків - бонус 6 %<text:s/></text:span></text:p>
      <text:p text:style-name="P317"><text:span text:style-name="T318"><text:s text:c="8"/></text:span><text:span text:style-name="T319">public</text:span><text:span text:style-name="T320"><text:s/></text:span><text:span text:style-name="T321">void</text:span><text:span text:style-name="T322"><text:s/>setBonus()</text:span></text:p>
      <text:p text:style-name="P323"><text:s text:c="8"/>{<text:s/></text:p>
      <text:p text:style-name="P324"><text:s text:c="12"/>money += money * 0.06;<text:s/></text:p>
      <text:p text:style-name="P325"><text:s text:c="8"/>}</text:p>
      <text:p text:style-name="P326"><text:s text:c="4"/>}</text:p>
      <text:p text:style-name="P327"><text:span text:style-name="T328"><text:s text:c="4"/></text:span><text:span text:style-name="T329">// Це депозитний банківський рахунок</text:span></text:p>
      <text:p text:style-name="P330"><text:span text:style-name="T331"><text:s text:c="4"/></text:span><text:span text:style-name="T332">class</text:span><text:span text:style-name="T333"><text:s/></text:span><text:span text:style-name="T334">DepositAccount</text:span><text:span text:style-name="T335"><text:s/>: BankAccount</text:span></text:p>
      <text:p text:style-name="P336"><text:s text:c="4"/>{</text:p>
      <text:soft-page-break/>
      <text:p text:style-name="P337"><text:span text:style-name="T338"><text:s text:c="5"/></text:span><text:span text:style-name="T339"><text:s text:c="3"/></text:span><text:span text:style-name="T340">private</text:span><text:span text:style-name="T341"><text:s/></text:span><text:span text:style-name="T342">int</text:span><text:span text:style-name="T343"><text:s/>termin;</text:span><text:span text:style-name="T344"><text:tab/></text:span><text:span text:style-name="T345">// термін депозиту</text:span></text:p>
      <text:p text:style-name="P346"><text:span text:style-name="T347"><text:s text:c="8"/></text:span><text:span text:style-name="T348">public</text:span><text:span text:style-name="T349"><text:s/></text:span><text:span text:style-name="T350">DepositAccount</text:span><text:span text:style-name="T351">(</text:span><text:span text:style-name="T352">long</text:span><text:span text:style-name="T353"><text:s/>numAccount_,<text:s/></text:span><text:span text:style-name="T354">double</text:span><text:span text:style-name="T355"><text:s/>money_,<text:s/></text:span><text:span text:style-name="T356">int</text:span><text:span text:style-name="T357"><text:s/>termin_) :<text:s/></text:span><text:span text:style-name="T358">base</text:span><text:span text:style-name="T359">(numAccount_, money_)</text:span></text:p>
      <text:p text:style-name="P360"><text:s text:c="8"/>{ <text:s text:c="3"/>termin = termin_; <text:s text:c="3"/>}</text:p>
      <text:p text:style-name="P361"><text:s text:c="4"/>}</text:p>
      <text:p text:style-name="P362"><text:span text:style-name="T363"><text:s text:c="4"/></text:span><text:span text:style-name="T364">class</text:span><text:span text:style-name="T365"><text:s/></text:span><text:span text:style-name="T366">Program</text:span></text:p>
      <text:p text:style-name="P367"><text:s text:c="4"/>{</text:p>
      <text:p text:style-name="P368"><text:span text:style-name="T369"><text:s text:c="8"/></text:span><text:span text:style-name="T370">static</text:span><text:span text:style-name="T371"><text:s/></text:span><text:span text:style-name="T372">void</text:span><text:span text:style-name="T373"><text:s/>Main()</text:span></text:p>
      <text:p text:style-name="P374"><text:s text:c="8"/>{</text:p>
      <text:p text:style-name="P375"><text:span text:style-name="T376"><text:s text:c="12"/></text:span><text:span text:style-name="T377">// відкрили рахунок</text:span></text:p>
      <text:p text:style-name="P378"><text:span text:style-name="T379"><text:s text:c="12"/>BankAccount myBankAccount =<text:s/></text:span><text:span text:style-name="T380">new</text:span><text:span text:style-name="T381"><text:s/>BankAccount(1, 1000);<text:s/></text:span></text:p>
      <text:p text:style-name="P382"><text:span text:style-name="T383"><text:s text:c="12"/>Console.WriteLine(</text:span><text:span text:style-name="T384">"На рахунку - {0} грн."</text:span><text:span text:style-name="T385">, myBankAccount.Money);<text:s/></text:span></text:p>
      <text:p text:style-name="P386"><text:span text:style-name="T387"><text:s text:c="12"/>myBankAccount.getMoney(1, 200);<text:s/></text:span><text:span text:style-name="T388">// зняли гроші</text:span></text:p>
      <text:p text:style-name="P389"><text:span text:style-name="T390"><text:s text:c="12"/></text:span><text:span text:style-name="T391">Console.WriteLine(</text:span><text:span text:style-name="T392">"На рахунку - {0} грн."</text:span><text:span text:style-name="T393">, myBankAccount.Money);<text:s/></text:span></text:p>
      <text:p text:style-name="P394"><text:span text:style-name="T395"><text:s text:c="12"/>myBankAccount.setMoney(1, 200);<text:s/></text:span><text:span text:style-name="T396">// поповнили рахунок</text:span></text:p>
      <text:p text:style-name="P397"><text:span text:style-name="T398"><text:s text:c="12"/>Console.WriteLine(</text:span><text:span text:style-name="T399">"На рахунку - {0} грн."</text:span><text:span text:style-name="T400">, myBankAccount.Money);<text:s/></text:span></text:p>
      <text:p text:style-name="P401"><text:span text:style-name="T402"><text:s text:c="12"/>myBankAccount.setBonus();<text:s/></text:span><text:span text:style-name="T403">// одержа</text:span><text:span text:style-name="T404">ли бонус</text:span></text:p>
      <text:p text:style-name="P405"><text:span text:style-name="T406"><text:s text:c="12"/>Console.WriteLine(</text:span><text:span text:style-name="T407">"На рахунку - {0} грн."</text:span><text:span text:style-name="T408">, myBankAccount.Money);<text:s/></text:span></text:p>
      <text:p text:style-name="P409"><text:span text:style-name="T410"><text:s text:c="12"/>DepositAccount myDepositAccount =<text:s/></text:span><text:span text:style-name="T411">new</text:span><text:span text:style-name="T412"><text:s/>DepositAccount(1, 5000, 3);<text:s/></text:span></text:p>
      <text:p text:style-name="P413"><text:span text:style-name="T414"><text:s text:c="12"/>Console.WriteLine(</text:span><text:span text:style-name="T415">"На депозитному рахунку - {0} грн."</text:span><text:span text:style-name="T416">,<text:s/></text:span><text:span text:style-name="T417">myDepositAccount.Money);<text:s/></text:span></text:p>
      <text:p text:style-name="P418"><text:s text:c="12"/>myDepositAccount.setBonus();</text:p>
      <text:p text:style-name="P419"><text:span text:style-name="T420"><text:s text:c="12"/>Console.WriteLine(</text:span><text:span text:style-name="T421">"На депозитному рахунку - {0} грн."</text:span><text:span text:style-name="T422">, myDepositAccount.Money);</text:span></text:p>
      <text:p text:style-name="P423"><text:s text:c="8"/>}</text:p>
      <text:p text:style-name="P424"><text:s text:c="4"/>}</text:p>
      <text:p text:style-name="P425">}</text:p>
      <text:p text:style-name="P426"/>
      <text:p text:style-name="P427"/>
      <text:soft-page-break/>
      <text:h text:style-name="P428" text:outline-level="1"><text:span text:style-name="T429">2) Написати повні умови задачі.<text:s/></text:span><text:span text:style-name="T430"><text:line-break/></text:span><text:span text:style-name="T431">Завдання для виконання<text:s/></text:span></text:h>
      <text:h text:style-name="P432" text:outline-level="3">Задача 1.</text:h>
      <text:p text:style-name="P433">Створити<text:s/>додаток, який задовольняє вимогам, наведеним в завданні. Успадкування застосовувати тільки в тих завданнях, в яких це логічно обґрунтоване. Аргументувати приналежність класу кожного створюваного методу і коректно перевизначити для кожного класу методи equals(), hashCode(), toString().</text:p>
      <text:p text:style-name="P434"/>
      <text:p text:style-name="P435">6. Створити об'єкт класу Зоряна система, використовуючи класи Планета, Зірка, Місяць. Методи: вивести на консоль кількість планет в зоряній системі, назва зірки, додавання планети в систему.</text:p>
      <text:h text:style-name="P436" text:outline-level="3">Задача 2.</text:h>
      <text:p text:style-name="Обычный"><text:bookmark-start text:name="OLE_LINK7"/><text:span text:style-name="T437">У</text:span><text:span text:style-name="T438"><text:s/></text:span><text:span text:style-name="T439">кожному</text:span><text:span text:style-name="T440"><text:s/></text:span><text:span text:style-name="T441">варіанті</text:span><text:span text:style-name="T442"><text:s/></text:span><text:span text:style-name="T443">завда</text:span><text:span text:style-name="T444">ння</text:span><text:span text:style-name="T445"><text:s/></text:span><text:span text:style-name="T446">при</text:span><text:span text:style-name="T447"><text:s/></text:span><text:span text:style-name="T448">описі</text:span><text:span text:style-name="T449"><text:s/></text:span><text:span text:style-name="T450">класів</text:span><text:span text:style-name="T451"><text:s/></text:span><text:span text:style-name="T452">самостійно</text:span><text:span text:style-name="T453"><text:s/></text:span><text:span text:style-name="T454">визначити</text:span><text:span text:style-name="T455"><text:s/></text:span><text:span text:style-name="T456">необхідні</text:span><text:span text:style-name="T457"><text:s/></text:span><text:span text:style-name="T458">поля,</text:span><text:span text:style-name="T459"><text:s/></text:span><text:span text:style-name="T460">властивості</text:span><text:span text:style-name="T461"><text:s/></text:span><text:span text:style-name="T462">та</text:span><text:span text:style-name="T463"><text:s/></text:span><text:span text:style-name="T464">методи</text:span><text:span text:style-name="T465"><text:s/></text:span><text:span text:style-name="T466">вводу/виводу.</text:span><text:span text:style-name="T467"><text:s/></text:span><text:span text:style-name="T468">Деякі</text:span><text:span text:style-name="T469"><text:s/></text:span><text:span text:style-name="T470">методи</text:span><text:span text:style-name="T471"><text:s/></text:span><text:span text:style-name="T472">класу-предка</text:span><text:span text:style-name="T473"><text:s/></text:span><text:span text:style-name="T474">повинні</text:span><text:span text:style-name="T475"><text:s/></text:span><text:span text:style-name="T476">бути</text:span><text:span text:style-name="T477"><text:s/></text:span><text:span text:style-name="T478">віртуальними</text:span><text:span text:style-name="T479"><text:s/></text:span><text:span text:style-name="T480">і</text:span><text:span text:style-name="T481"><text:s/></text:span><text:span text:style-name="T482">абстрактними.</text:span><text:span text:style-name="T483"><text:s/></text:span><text:span text:style-name="T484">У</text:span><text:span text:style-name="T485"><text:s/></text:span><text:span text:style-name="T486">програмі-клієнті</text:span><text:span text:style-name="T487"><text:s/></text:span><text:span text:style-name="T488">для</text:span><text:span text:style-name="T489"><text:s/></text:span><text:span text:style-name="T490">збереження</text:span><text:span text:style-name="T491"><text:s/></text:span><text:span text:style-name="T492">сукупності</text:span><text:span text:style-name="T493"><text:s/></text:span><text:span text:style-name="T494">об’єктів</text:span><text:span text:style-name="T495"><text:s/></text:span><text:span text:style-name="T496">використати</text:span><text:span text:style-name="T497"><text:s/>масив.</text:span></text:p>
      <text:list text:style-name="LFO4" text:continue-numbering="true">
        <text:list-item>
          <text:p text:style-name="P498"><text:span text:style-name="T499">Створити</text:span><text:span text:style-name="T500"><text:s/></text:span><text:span text:style-name="T501">клас</text:span><text:span text:style-name="T502"><text:s/></text:span><text:span text:style-name="T503">TVector</text:span><text:span text:style-name="T504">,</text:span><text:span text:style-name="T505"><text:s/></text:span><text:span text:style-name="T506">який</text:span><text:span text:style-name="T507"><text:s/></text:span><text:span text:style-name="T508">представляє</text:span><text:span text:style-name="T509"><text:s/></text:span><text:span text:style-name="T510">вектор</text:span><text:span text:style-name="T511"><text:s/></text:span><text:span text:style-name="T512">і</text:span><text:span text:style-name="T513"><text:s/></text:span><text:span text:style-name="T514">місить</text:span><text:span text:style-name="T515"><text:s/></text:span><text:span text:style-name="T516">методи</text:span><text:span text:style-name="T517"><text:s/></text:span><text:span text:style-name="T518">для</text:span><text:span text:style-name="T519"><text:s/></text:span><text:span text:style-name="T520">визначення</text:span><text:span text:style-name="T521"><text:s/></text:span><text:span text:style-name="T522">того,</text:span><text:span text:style-name="T523"><text:s/></text:span><text:span text:style-name="T524">чи</text:span><text:span text:style-name="T525"><text:s/></text:span><text:span text:style-name="T526">є</text:span><text:span text:style-name="T527"><text:s/></text:span><text:span text:style-name="T528">інший</text:span><text:span text:style-name="T529"><text:s/></text:span><text:span text:style-name="T530">вектор</text:span><text:span text:style-name="T531"><text:s/></text:span><text:span text:style-name="T532">паралельним/перпендикулярним</text:span><text:span text:style-name="T533"><text:s/></text:span><text:span text:style-name="T534">до</text:span><text:span text:style-name="T535"><text:s/></text:span><text:span text:style-name="T536">нього</text:span><text:span text:style-name="T537"><text:s/></text:span><text:span text:style-name="T538">та</text:span><text:span text:style-name="T539"><text:s/></text:span><text:span text:style-name="T540">метод</text:span><text:span text:style-name="T541"><text:s/></text:span><text:span text:style-name="T542">знаходження<text:s/></text:span><text:span text:style-name="T543"><text:s/></text:span><text:span text:style-name="T544">довжини<text:s/></text:span><text:span text:style-name="T545"><text:s/></text:span><text:span text:style-name="T546">вектора.</text:span><text:span text:style-name="T547"><text:s/></text:span><text:span text:style-name="T548"><text:s/></text:span><text:span text:style-name="T549">На<text:s/></text:span><text:span text:style-name="T550"><text:s/></text:span><text:span text:style-name="T551">основі<text:s/></text:span><text:span text:style-name="T552"><text:s/></text:span><text:span text:style-name="T553">цього<text:s/></text:span><text:span text:style-name="T554"><text:s/></text:span><text:span text:style-name="T555">класу</text:span><text:span text:style-name="T556"><text:s/></text:span><text:span text:style-name="T557"><text:s/></text:span><text:span text:style-name="T558">створити</text:span><text:span text:style-name="T559"><text:s/></text:span><text:span text:style-name="T560"><text:s/></text:span><text:span text:style-name="T561">класи,<text:s/></text:span><text:span text:style-name="T562"><text:s/></text:span><text:span text:style-name="T563">які<text:s/></text:span><text:span text:style-name="T564">представляють</text:span><text:span text:style-name="T565"><text:s/></text:span><text:span text:style-name="T566">вект</text:span><text:span text:style-name="T567">о</text:span><text:span text:style-name="T568">ри</text:span><text:span text:style-name="T569"><text:s/></text:span><text:span text:style-name="T570">з</text:span><text:span text:style-name="T571"><text:s/></text:span><text:span text:style-name="T572">просторів<text:s/></text:span><text:span text:style-name="T573">У</text:span><text:span text:style-name="T574"><text:s/></text:span><text:span text:style-name="T575">масиві</text:span><text:span text:style-name="T576"><text:s/></text:span><text:span text:style-name="T577">зберегти</text:span><text:span text:style-name="T578"><text:s/></text:span><text:span text:style-name="T579">3</text:span><text:span text:style-name="T580"><text:s/></text:span><text:span text:style-name="T581">двовимірні</text:span><text:span text:style-name="T582"><text:s/></text:span><text:span text:style-name="T583">та</text:span><text:span text:style-name="T584"><text:s/></text:span><text:span text:style-name="T585">4<text:s/></text:span><text:span text:style-name="T586">тривимірні</text:span><text:span text:style-name="T587"><text:s/></text:span><text:span text:style-name="T588">вектори.</text:span><text:span text:style-name="T589"><text:s/></text:span><text:span text:style-name="T590">Знайти</text:span><text:span text:style-name="T591"><text:s/></text:span><text:span text:style-name="T592">суму</text:span><text:span text:style-name="T593"><text:s/></text:span><text:span text:style-name="T594">до</text:span><text:span text:style-name="T595">в</text:span><text:span text:style-name="T596">жин</text:span><text:span text:style-name="T597"><text:s/></text:span><text:span text:style-name="T598">паралельних</text:span><text:span text:style-name="T599"><text:s/></text:span><text:span text:style-name="T600">до</text:span><text:span text:style-name="T601"><text:s/></text:span><text:span text:style-name="T602">першого</text:span><text:span text:style-name="T603"><text:s/></text:span><text:span text:style-name="T604">по</text:span><text:span text:style-name="T605"><text:s/></text:span><text:span text:style-name="T606">порядку</text:span><text:span text:style-name="T607"><text:s/></text:span><text:span text:style-name="T608">двовимірних</text:span><text:span text:style-name="T609"><text:s/></text:span><text:span text:style-name="T610">векторів</text:span><text:span text:style-name="T611"><text:s/></text:span><text:span text:style-name="T612">та</text:span><text:span text:style-name="T613"><text:s/></text:span><text:span text:style-name="T614">суму</text:span><text:span text:style-name="T615"><text:s/></text:span><text:span text:style-name="T616">перпендикуля</text:span><text:span text:style-name="T617">р</text:span><text:span text:style-name="T618">них</text:span><text:span text:style-name="T619"><text:s/></text:span><text:span text:style-name="T620">до</text:span><text:span text:style-name="T621"><text:s/></text:span><text:span text:style-name="T622">першого</text:span><text:span text:style-name="T623"><text:s/></text:span><text:span text:style-name="T624">по</text:span><text:span text:style-name="T625"><text:s/></text:span><text:span text:style-name="T626">порядку</text:span><text:span text:style-name="T627"><text:s/></text:span><text:span text:style-name="T628">тривимірних</text:span><text:span text:style-name="T629"><text:s/></text:span><text:span text:style-name="T630">векторів.</text:span><text:bookmark-end text:name="OLE_LINK7"/></text:p>
        </text:list-item>
      </text:list>
      <text:p text:style-name="P631"><text:span text:style-name="T632">3</text:span><text:span text:style-name="T633">-4</text:span><text:span text:style-name="T634">)<text:s/></text:span><text:span text:style-name="T635">Послідовність виконання завдань (вказати назви меню, назви команд, рядки програми тощо; також, використовуючи, копії вікон програми). Лістинги програм. <text:s/></text:span></text:p>
      <text:p text:style-name="P636"><text:span text:style-name="T637">1.</text:span><text:span text:style-name="T638">txt</text:span><text:span text:style-name="T639"><text:s/>( файл з першим завданням )</text:span></text:p>
      <text:p text:style-name="P640">using System;</text:p>
      <text:p text:style-name="P641">using System.Collections.Generic;</text:p>
      <text:p text:style-name="P642"/>
      <text:p text:style-name="P643">class Program</text:p>
      <text:p text:style-name="P644">{</text:p>
      <text:p text:style-name="P645"><text:s text:c="4"/>static void Main()</text:p>
      <text:p text:style-name="P646"><text:s text:c="4"/>{</text:p>
      <text:p text:style-name="P647"><text:s text:c="8"/>StarSystem starSystem = new StarSystem("Our Sun");</text:p>
      <text:p text:style-name="P648"><text:s text:c="8"/></text:p>
      <text:p text:style-name="P649"><text:s text:c="8"/>Console.WriteLine("Star Name: " + starSystem.GetStarName());</text:p>
      <text:p text:style-name="P650"><text:s text:c="8"/></text:p>
      <text:p text:style-name="P651"><text:s text:c="8"/>Planet earth = new Planet("Earth");</text:p>
      <text:soft-page-break/>
      <text:p text:style-name="P652"><text:s text:c="8"/>starSystem.AddPlanet(earth);</text:p>
      <text:p text:style-name="P653"><text:s text:c="8"/></text:p>
      <text:p text:style-name="P654"><text:s text:c="8"/>Console.WriteLine("Number of Planets in the Star System: " + starSystem.GetPlanetCount());</text:p>
      <text:p text:style-name="P655"/>
      <text:p text:style-name="P656"><text:s text:c="8"/>starSystem.AddPlanet(new Planet("Mars"));</text:p>
      <text:p text:style-name="P657"><text:s text:c="8"/>starSystem.AddPlanet(new Planet("Venus"));</text:p>
      <text:p text:style-name="P658"/>
      <text:p text:style-name="P659"><text:s text:c="8"/>Console.WriteLine("Number of Planets<text:s/>in the Star System: " + starSystem.GetPlanetCount());</text:p>
      <text:p text:style-name="P660"/>
      <text:p text:style-name="P661"><text:s text:c="8"/>Console.WriteLine("Planets in the Star System:");</text:p>
      <text:p text:style-name="P662"><text:s text:c="8"/>foreach (var planet in starSystem.GetPlanets())</text:p>
      <text:p text:style-name="P663"><text:s text:c="8"/>{</text:p>
      <text:p text:style-name="P664"><text:s text:c="12"/>Console.WriteLine(planet.GetName());</text:p>
      <text:p text:style-name="P665"><text:s text:c="8"/>}</text:p>
      <text:p text:style-name="P666"><text:s text:c="4"/>}</text:p>
      <text:p text:style-name="P667">}</text:p>
      <text:p text:style-name="P668"/>
      <text:p text:style-name="P669">class StarSystem</text:p>
      <text:p text:style-name="P670">{</text:p>
      <text:p text:style-name="P671"><text:s text:c="4"/>private Star star;</text:p>
      <text:p text:style-name="P672"><text:s text:c="4"/>private List&lt;Planet&gt;<text:s/>planets;</text:p>
      <text:p text:style-name="P673"/>
      <text:p text:style-name="P674"><text:s text:c="4"/>public StarSystem(string starName)</text:p>
      <text:p text:style-name="P675"><text:s text:c="4"/>{</text:p>
      <text:p text:style-name="P676"><text:s text:c="8"/>star = new Star(starName);</text:p>
      <text:p text:style-name="P677"><text:s text:c="8"/>planets = new List&lt;Planet&gt;();</text:p>
      <text:p text:style-name="P678"><text:s text:c="4"/>}</text:p>
      <text:p text:style-name="P679"/>
      <text:p text:style-name="P680"><text:s text:c="4"/>public void AddPlanet(Planet planet)</text:p>
      <text:soft-page-break/>
      <text:p text:style-name="P681"><text:s text:c="4"/>{</text:p>
      <text:p text:style-name="P682"><text:s text:c="8"/>planets.Add(planet);</text:p>
      <text:p text:style-name="P683"><text:s text:c="4"/>}</text:p>
      <text:p text:style-name="P684"/>
      <text:p text:style-name="P685"><text:s text:c="4"/>public int GetPlanetCount()</text:p>
      <text:p text:style-name="P686"><text:s text:c="4"/>{</text:p>
      <text:p text:style-name="P687"><text:s text:c="8"/>return planets.Count;</text:p>
      <text:p text:style-name="P688"><text:s text:c="4"/>}</text:p>
      <text:p text:style-name="P689"/>
      <text:p text:style-name="P690"><text:s text:c="4"/>public string GetStarName()</text:p>
      <text:p text:style-name="P691"><text:s text:c="4"/>{</text:p>
      <text:p text:style-name="P692"><text:s text:c="8"/>return star.GetName();</text:p>
      <text:p text:style-name="P693"><text:s text:c="4"/>}</text:p>
      <text:p text:style-name="P694"/>
      <text:p text:style-name="P695"><text:s text:c="4"/>public List&lt;Planet&gt; GetPlanets()</text:p>
      <text:p text:style-name="P696"><text:s text:c="4"/>{</text:p>
      <text:p text:style-name="P697"><text:s text:c="8"/>return planets;</text:p>
      <text:p text:style-name="P698"><text:s text:c="4"/>}</text:p>
      <text:p text:style-name="P699">}</text:p>
      <text:p text:style-name="P700"/>
      <text:p text:style-name="P701">class Star</text:p>
      <text:p text:style-name="P702">{</text:p>
      <text:p text:style-name="P703"><text:s text:c="4"/>private string name;</text:p>
      <text:p text:style-name="P704"/>
      <text:p text:style-name="P705"><text:s text:c="4"/>public Star(string<text:s/>name)</text:p>
      <text:p text:style-name="P706"><text:s text:c="4"/>{</text:p>
      <text:p text:style-name="P707"><text:s text:c="8"/>this.name = name;</text:p>
      <text:p text:style-name="P708"><text:s text:c="4"/>}</text:p>
      <text:p text:style-name="P709"/>
      <text:p text:style-name="P710"><text:s text:c="4"/>public string GetName()</text:p>
      <text:p text:style-name="P711"><text:s text:c="4"/>{</text:p>
      <text:soft-page-break/>
      <text:p text:style-name="P712"><text:s text:c="8"/>return name;</text:p>
      <text:p text:style-name="P713"><text:s text:c="4"/>}</text:p>
      <text:p text:style-name="P714">}</text:p>
      <text:p text:style-name="P715"/>
      <text:p text:style-name="P716">class Planet</text:p>
      <text:p text:style-name="P717">{</text:p>
      <text:p text:style-name="P718"><text:s text:c="4"/>private string name;</text:p>
      <text:p text:style-name="P719"/>
      <text:p text:style-name="P720"><text:s text:c="4"/>public Planet(string name)</text:p>
      <text:p text:style-name="P721"><text:s text:c="4"/>{</text:p>
      <text:p text:style-name="P722"><text:s text:c="8"/>this.name = name;</text:p>
      <text:p text:style-name="P723"><text:s text:c="4"/>}</text:p>
      <text:p text:style-name="P724"/>
      <text:p text:style-name="P725"><text:s text:c="4"/>public string GetName()</text:p>
      <text:p text:style-name="P726"><text:s text:c="4"/>{</text:p>
      <text:p text:style-name="P727"><text:s text:c="8"/>return name;</text:p>
      <text:p text:style-name="P728"><text:s text:c="4"/>}</text:p>
      <text:p text:style-name="P729">}</text:p>
      <text:p text:style-name="P730"/>
      <text:p text:style-name="P731"><text:span text:style-name="T732">2.</text:span><text:span text:style-name="T733">txt</text:span><text:span text:style-name="T734"><text:s/>( файл з другим завданням )</text:span></text:p>
      <text:p text:style-name="P735">using System;</text:p>
      <text:p text:style-name="P736"/>
      <text:p text:style-name="P737">class Program</text:p>
      <text:p text:style-name="P738">{</text:p>
      <text:p text:style-name="P739"><text:s text:c="4"/>static void Main()</text:p>
      <text:p text:style-name="P740"><text:s text:c="4"/>{</text:p>
      <text:p text:style-name="P741"><text:s text:c="8"/>Vector2D[] twoDimensionalVectors = new Vector2D[3];</text:p>
      <text:p text:style-name="P742"><text:s text:c="8"/>Vector3D[] threeDimensionalVectors = new Vector3D[4];</text:p>
      <text:p text:style-name="P743"/>
      <text:p text:style-name="P744"><text:s text:c="8"/>// Заповнення векторів</text:p>
      <text:p text:style-name="P745"><text:s text:c="8"/>twoDimensionalVectors[0] = new Vector2D(2, 3);</text:p>
      <text:soft-page-break/>
      <text:p text:style-name="P746"><text:s text:c="8"/>twoDimensionalVectors[1] = new Vector2D(4, 6);</text:p>
      <text:p text:style-name="P747"><text:s text:c="8"/>twoDimensionalVectors[2] = new Vector2D(1, 2);</text:p>
      <text:p text:style-name="P748"/>
      <text:p text:style-name="P749"><text:s text:c="8"/>threeDimensionalVectors[0] = new Vector3D(1, 2, 3);</text:p>
      <text:p text:style-name="P750"><text:s text:c="8"/>threeDimensionalVectors[1] = new Vector3D(3, 4, 5);</text:p>
      <text:p text:style-name="P751"><text:s text:c="8"/>threeDimensionalVectors[2] = new Vector3D(2, 4, 6);</text:p>
      <text:p text:style-name="P752"><text:s text:c="8"/>threeDimensionalVectors[3] = new Vector3D(1, 1, 1);</text:p>
      <text:p text:style-name="P753"/>
      <text:p text:style-name="P754"><text:s text:c="8"/>// Знайдемо суму довжин паралельних до першого по порядку двовимірних векторів</text:p>
      <text:p text:style-name="P755"><text:s text:c="8"/>double sumOfParallelLengths = 0;</text:p>
      <text:p text:style-name="P756"><text:s text:c="8"/>for (int i = 1; i &lt; twoDimensionalVectors.Length; i++)</text:p>
      <text:p text:style-name="P757"><text:s text:c="8"/>{</text:p>
      <text:p text:style-name="P758"><text:s text:c="12"/>if (twoDimensionalVectors[0].IsParallelTo(twoDimensionalVectors[i]))</text:p>
      <text:p text:style-name="P759"><text:s text:c="12"/>{</text:p>
      <text:p text:style-name="P760"><text:s text:c="16"/>sumOfParallelLengths +=<text:s/>twoDimensionalVectors[i].Length();</text:p>
      <text:p text:style-name="P761"><text:s text:c="12"/>}</text:p>
      <text:p text:style-name="P762"><text:s text:c="8"/>}</text:p>
      <text:p text:style-name="P763"/>
      <text:p text:style-name="P764"><text:s text:c="8"/>// Знайдемо суму довжин перпендикулярних до першого по порядку тривимірних векторів</text:p>
      <text:p text:style-name="P765"><text:s text:c="8"/>double sumOfPerpendicularLengths = 0;</text:p>
      <text:p text:style-name="P766"><text:s text:c="8"/>for (int i = 1; i &lt;<text:s/>threeDimensionalVectors.Length; i++)</text:p>
      <text:p text:style-name="P767"><text:s text:c="8"/>{</text:p>
      <text:p text:style-name="P768"><text:s text:c="12"/>if (threeDimensionalVectors[0].IsPerpendicularTo(threeDimensionalVectors[i]))</text:p>
      <text:p text:style-name="P769"><text:s text:c="12"/>{</text:p>
      <text:p text:style-name="P770"><text:s text:c="16"/>sumOfPerpendicularLengths += threeDimensionalVectors[i].Length();</text:p>
      <text:p text:style-name="P771"><text:s text:c="12"/>}</text:p>
      <text:p text:style-name="P772"><text:s text:c="8"/>}</text:p>
      <text:p text:style-name="P773"/>
      <text:p text:style-name="P774"><text:s text:c="8"/>Console.WriteLine("Sum of lengths of parallel vectors: " + sumOfParallelLengths);</text:p>
      <text:p text:style-name="P775"><text:s text:c="8"/>Console.WriteLine("Sum of lengths of perpendicular vectors: " +<text:s/><text:soft-page-break/>sumOfPerpendicularLengths);</text:p>
      <text:p text:style-name="P776"><text:s text:c="4"/>}</text:p>
      <text:p text:style-name="P777">}</text:p>
      <text:p text:style-name="P778"/>
      <text:p text:style-name="P779">class TVector</text:p>
      <text:p text:style-name="P780">{</text:p>
      <text:p text:style-name="P781"><text:s text:c="4"/>protected double[] components;</text:p>
      <text:p text:style-name="P782"/>
      <text:p text:style-name="P783"><text:s text:c="2"/><text:s text:c="2"/>public TVector(double[] components)</text:p>
      <text:p text:style-name="P784"><text:s text:c="4"/>{</text:p>
      <text:p text:style-name="P785"><text:s text:c="8"/>this.components = components;</text:p>
      <text:p text:style-name="P786"><text:s text:c="4"/>}</text:p>
      <text:p text:style-name="P787"/>
      <text:p text:style-name="P788"><text:s text:c="4"/>public double Length()</text:p>
      <text:p text:style-name="P789"><text:s text:c="4"/>{</text:p>
      <text:p text:style-name="P790"><text:s text:c="8"/>double sumOfSquares = 0;</text:p>
      <text:p text:style-name="P791"><text:s text:c="8"/>foreach (double component in components)</text:p>
      <text:p text:style-name="P792"><text:s text:c="8"/>{</text:p>
      <text:p text:style-name="P793"><text:s text:c="12"/>sumOfSquares += component *<text:s/>component;</text:p>
      <text:p text:style-name="P794"><text:s text:c="8"/>}</text:p>
      <text:p text:style-name="P795"><text:s text:c="8"/>return Math.Sqrt(sumOfSquares);</text:p>
      <text:p text:style-name="P796"><text:s text:c="4"/>}</text:p>
      <text:p text:style-name="P797"/>
      <text:p text:style-name="P798"><text:s text:c="4"/>public bool IsParallelTo(TVector otherVector)</text:p>
      <text:p text:style-name="P799"><text:s text:c="4"/>{</text:p>
      <text:p text:style-name="P800"><text:s text:c="8"/>// Для простоти припускаємо, що вектори паралельні, якщо вони мають однаковий напрямок</text:p>
      <text:p text:style-name="P801"><text:s text:c="8"/>if (components.Length != otherVector.components.Length)</text:p>
      <text:p text:style-name="P802"><text:s text:c="8"/>{</text:p>
      <text:p text:style-name="P803"><text:s text:c="12"/>return false;</text:p>
      <text:p text:style-name="P804"><text:s text:c="8"/>}</text:p>
      <text:p text:style-name="P805"/>
      <text:p text:style-name="P806"><text:s text:c="8"/>for (int i = 0; i &lt; components.Length; i++)</text:p>
      <text:p text:style-name="P807"><text:s text:c="8"/>{</text:p>
      <text:p text:style-name="P808"><text:s text:c="12"/>if (components[i] == 0 || otherVector.components[i] == 0)</text:p>
      <text:p text:style-name="P809"><text:s text:c="12"/>{</text:p>
      <text:p text:style-name="P810"><text:s text:c="16"/>// Вектори не можуть<text:s/>бути паралельними, якщо один з компонентів є нульовим</text:p>
      <text:p text:style-name="P811"><text:s text:c="16"/>return false;</text:p>
      <text:p text:style-name="P812"><text:s text:c="12"/>}</text:p>
      <text:p text:style-name="P813"/>
      <text:p text:style-name="P814"><text:s text:c="12"/>if (components[i] / otherVector.components[i] != components[0] / otherVector.components[0])</text:p>
      <text:p text:style-name="P815"><text:s text:c="12"/>{</text:p>
      <text:p text:style-name="P816"><text:s text:c="16"/>return false;</text:p>
      <text:p text:style-name="P817"><text:s text:c="12"/>}</text:p>
      <text:p text:style-name="P818"><text:s text:c="8"/>}</text:p>
      <text:p text:style-name="P819"/>
      <text:p text:style-name="P820"><text:s text:c="8"/>return true;</text:p>
      <text:p text:style-name="P821"><text:s text:c="4"/>}</text:p>
      <text:p text:style-name="P822"/>
      <text:p text:style-name="P823"><text:s text:c="4"/>public bool IsPerpendicularTo(TVector otherVector)</text:p>
      <text:p text:style-name="P824"><text:s text:c="4"/>{</text:p>
      <text:p text:style-name="P825"><text:s text:c="8"/>// Для простоти припускаємо, що вектори перпендикулярні, якщо їх скалярний добуток дорівнює 0</text:p>
      <text:p text:style-name="P826"><text:s text:c="8"/>if (components.Length !=<text:s/>otherVector.components.Length)</text:p>
      <text:p text:style-name="P827"><text:s text:c="8"/>{</text:p>
      <text:p text:style-name="P828"><text:s text:c="12"/>return false;</text:p>
      <text:p text:style-name="P829"><text:s text:c="8"/>}</text:p>
      <text:p text:style-name="P830"/>
      <text:p text:style-name="P831"><text:s text:c="8"/>double dotProduct = 0;</text:p>
      <text:p text:style-name="P832"><text:s text:c="8"/>for (int i = 0; i &lt; components.Length; i++)</text:p>
      <text:p text:style-name="P833"><text:s text:c="8"/>{</text:p>
      <text:soft-page-break/>
      <text:p text:style-name="P834"><text:s text:c="12"/>dotProduct += components[i] * otherVector.components[i];</text:p>
      <text:p text:style-name="P835"><text:s text:c="8"/>}</text:p>
      <text:p text:style-name="P836"><text:s text:c="5"/><text:s text:c="3"/>return dotProduct == 0;</text:p>
      <text:p text:style-name="P837"><text:s text:c="4"/>}</text:p>
      <text:p text:style-name="P838">}</text:p>
      <text:p text:style-name="P839">class Vector2D : TVector</text:p>
      <text:p text:style-name="P840">{</text:p>
      <text:p text:style-name="P841"><text:s text:c="4"/>public Vector2D(double x, double y) : base(new double[] { x, y }) { }</text:p>
      <text:p text:style-name="P842">}</text:p>
      <text:p text:style-name="P843">class Vector3D : TVector</text:p>
      <text:p text:style-name="P844">{</text:p>
      <text:p text:style-name="P845"><text:s text:c="4"/>public Vector3D(double x, double y, double z) : base(new double[] { x, y, z }) { }</text:p>
      <text:p text:style-name="P846">}</text:p>
      <text:p text:style-name="P847"/>
      <text:p text:style-name="P848"><text:span text:style-name="T849">5) Результати роботи програм.</text:span></text:p>
      <text:p text:style-name="P850">( результат першого завдання )</text:p>
      <text:p text:style-name="P851">Star Name: Our Sun</text:p>
      <text:p text:style-name="P852">Number of Planets in the Star System: 1</text:p>
      <text:p text:style-name="P853">Number of Planets in the Star System: 3</text:p>
      <text:p text:style-name="P854">Planets in the Star System:</text:p>
      <text:p text:style-name="P855">Earth</text:p>
      <text:p text:style-name="P856">Mars</text:p>
      <text:p text:style-name="P857"/>
      <text:p text:style-name="P858">( результат другого завдання )</text:p>
      <text:p text:style-name="P859">Sum of lengths of parallel<text:s/>vectors: 7.21110255092798</text:p>
      <text:p text:style-name="P860">Sum of lengths of perpendicular vectors: 0</text:p>
      <text:p text:style-name="P861"/>
      <text:p text:style-name="P862"><text:span text:style-name="T863">6) Посилання на програмний код розроблених програм у GitHub, GitLab або TFS.</text:span></text:p>
      <text:p text:style-name="Standard"><text:span text:style-name="T864">https://github.com/MaksymDarmanskyi/OOP_Lesson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uk" fo:country="UA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widows="2" fo:orphans="2" style:vertical-align="auto" fo:margin-top="0.3333in" fo:line-height="115%"/>
      <style:text-properties style:font-name="Cambria" style:font-name-asian="Times New Roman" style:font-name-complex="Times New Roman" fo:font-weight="bold" style:font-weight-asian="bold" style:font-weight-complex="bold" fo:color="#365F91" style:letter-kerning="false" fo:font-size="14pt" style:font-size-asian="14pt" style:font-size-complex="14pt" fo:language="ru" fo:country="RU" style:language-asian="en" style:country-asian="US" style:language-complex="ar" style:country-complex="SA" fo:hyphenate="tru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388in"/>
      <style:text-properties style:font-name="Cambria" style:font-name-asian="Times New Roman" style:font-name-complex="Mangal" fo:font-weight="bold" style:font-weight-asian="bold" style:font-weight-complex="bold" fo:color="#4F81BD" fo:font-size="13pt" style:font-size-asian="13pt" style:font-size-complex="11.5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widows="2" fo:orphans="2" style:vertical-align="auto" fo:margin-top="0.1388in" fo:line-height="115%"/>
      <style:text-properties style:font-name="Cambria" style:font-name-asian="Times New Roman" style:font-name-complex="Times New Roman" fo:font-weight="bold" style:font-weight-asian="bold" style:font-weight-complex="bold" fo:color="#4F81BD" style:letter-kerning="false" fo:font-size="10pt" style:font-size-asian="10pt" style:font-size-complex="10pt" fo:language="ru" fo:country="RU" style:language-asian="en" style:country-asian="US" style:language-complex="ar" style:country-complex="SA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" style:display-name="ListLabel 1" style:family="text">
      <style:text-properties style:font-name="Symbol"/>
    </style:style>
    <style:style style:name="ListLabel2" style:display-name="ListLabel 2" style:family="text">
      <style:text-properties style:font-name="Symbol"/>
    </style:style>
    <style:style style:name="ListLabel3" style:display-name="ListLabel 3" style:family="text">
      <style:text-properties style:font-name="Symbol"/>
    </style:style>
    <style:style style:name="Default" style:display-name="Default" style:family="paragraph">
      <style:paragraph-properties fo:widows="2" fo:orphans="2" style:text-autospace="none" style:vertical-align="auto"/>
      <style:text-properties style:font-name="Times New Roman" style:font-name-asian="Calibri" style:font-name-complex="Times New Roman" style:letter-kerning="false" style:language-asian="uk" style:country-asian="UA" style:language-complex="ar" style:country-complex="SA" fo:hyphenate="true"/>
    </style:style>
    <style:style style:name="Заголовок1Знак" style:display-name="Заголовок 1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365F91" style:letter-kerning="false" fo:font-size="14pt" style:font-size-asian="14pt" style:font-size-complex="14pt" fo:language="ru" fo:country="RU" style:language-asian="en" style:country-asian="US" style:language-complex="ar" style:country-complex="SA"/>
    </style:style>
    <style:style style:name="Заголовок3Знак" style:display-name="Заголовок 3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4F81BD" style:letter-kerning="false" fo:font-size="10pt" style:font-size-asian="10pt" style:font-size-complex="10pt" fo:language="ru" fo:country="RU" style:language-asian="en" style:country-asian="US" style:language-complex="ar" style:country-complex="SA"/>
    </style:style>
    <style:style style:name="Абзацсписка" style:display-name="Абзац списка" style:family="paragraph" style:parent-style-name="Обычный">
      <style:paragraph-properties fo:widows="2" fo:orphans="2" style:vertical-align="auto" fo:margin-bottom="0.1388in" fo:line-height="115%" fo:margin-left="0.5in">
        <style:tab-stops/>
      </style:paragraph-properties>
      <style:text-properties style:font-name="Calibri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 fo:hyphenate="true"/>
    </style:style>
    <style:style style:name="Заголовок2Знак" style:display-name="Заголовок 2 Знак" style:family="text" style:parent-style-name="Основнойшрифтабзаца">
      <style:text-properties style:font-name="Cambria" style:font-name-asian="Times New Roman" style:font-name-complex="Mangal" fo:font-weight="bold" style:font-weight-asian="bold" style:font-weight-complex="bold" fo:color="#4F81BD" fo:font-size="13pt" style:font-size-asian="13pt" style:font-size-complex="11.5pt"/>
    </style:style>
    <style:style style:name="Гиперссылка" style:display-name="Гиперссылка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Просмотреннаягиперссылка" style:display-name="Просмотренная гиперссылка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Обычныйвеб" style:display-name="Обычный (веб)" style:family="paragraph" style:parent-style-name="Обычный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use-window-font-color="true" style:letter-kerning="false" style:language-asian="uk" style:country-asian="UA" style:language-complex="ar" style:country-complex="SA" fo:hyphenate="tru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widows="2" fo:orphans="2" style:vertical-align="auto" fo:margin-bottom="0.0694in" fo:line-height="115%"/>
      <style:text-properties style:font-name="Calibri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 fo:hyphenate="tru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widows="2" fo:orphans="2" style:vertical-align="auto" fo:margin-bottom="0.0694in" fo:line-height="115%" fo:margin-left="0.1527in">
        <style:tab-stops/>
      </style:paragraph-properties>
      <style:text-properties style:font-name="Calibri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 fo:hyphenate="tru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widows="2" fo:orphans="2" style:vertical-align="auto" fo:margin-bottom="0.0694in" fo:line-height="115%" fo:margin-left="0.3055in">
        <style:tab-stops/>
      </style:paragraph-properties>
      <style:text-properties style:font-name="Calibri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 fo:hyphenate="true"/>
    </style:style>
    <style:style style:name="Оглавление4" style:display-name="Оглавление 4" style:family="paragraph" style:parent-style-name="Обычный" style:auto-update="true">
      <style:paragraph-properties style:vertical-align="auto" fo:margin-left="0.5402in" fo:text-indent="-0.3763in">
        <style:tab-stops/>
      </style:paragraph-properties>
      <style:text-properties style:font-name="Times New Roman" style:font-name-asian="Times New Roman" style:font-name-complex="Times New Roman" style:use-window-font-color="true" style:letter-kerning="false" fo:language="en" fo:country="US" style:language-asian="en" style:country-asian="US" style:language-complex="ar" style:country-complex="SA" fo:hyphenate="true"/>
    </style:style>
    <style:style style:name="Оглавление5" style:display-name="Оглавление 5" style:family="paragraph" style:parent-style-name="Обычный" style:auto-update="true">
      <style:paragraph-properties style:vertical-align="auto" fo:margin-left="0.8673in" fo:text-indent="-0.2916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use-window-font-color="true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Оглавление6" style:display-name="Оглавление 6" style:family="paragraph" style:parent-style-name="Обычный" style:auto-update="true">
      <style:paragraph-properties style:vertical-align="auto" fo:margin-left="1.159in" fo:text-indent="-0.4166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style:use-window-font-color="true" style:letter-kerning="false" fo:language="en" fo:country="US" style:language-asian="en" style:country-asian="US" style:language-complex="ar" style:country-complex="SA" fo:hyphenate="true"/>
    </style:style>
    <style:style style:name="Текстпримечания" style:display-name="Текст примечания" style:family="paragraph" style:parent-style-name="Обычный">
      <style:paragraph-properties fo:widows="2" fo:orphans="2" style:vertical-align="auto"/>
      <style:text-properties style:font-name="Times New Roman" style:font-name-asian="Times New Roman" style:font-name-complex="Times New Roman" style:use-window-font-color="true" style:letter-kerning="false" fo:font-size="10pt" style:font-size-asian="10pt" style:font-size-complex="10pt" fo:language="ru" fo:country="RU" style:language-asian="uk" style:country-asian="UA" style:language-complex="ar" style:country-complex="SA" fo:hyphenate="true"/>
    </style:style>
    <style:style style:name="ТекстпримечанияЗнак" style:display-name="Текст примечания Знак" style:family="text" style:parent-style-name="Основнойшрифтабзаца">
      <style:text-properties style:font-name="Times New Roman" style:font-name-asian="Times New Roman" style:font-name-complex="Times New Roman" style:use-window-font-color="true" style:letter-kerning="false" fo:font-size="10pt" style:font-size-asian="10pt" style:font-size-complex="10pt" fo:language="ru" fo:country="RU" style:language-asian="uk" style:country-asian="UA" style:language-complex="ar" style:country-complex="SA"/>
    </style:style>
    <style:style style:name="Верхнийколонтитул" style:display-name="Верхний колонтитул" style:family="paragraph" style:parent-style-name="Обычный">
      <style:paragraph-properties fo:widows="2" fo:orphans="2" style:vertical-align="auto">
        <style:tab-stops>
          <style:tab-stop style:type="center" style:position="3.3465in"/>
          <style:tab-stop style:type="right" style:position="6.6937in"/>
        </style:tab-stops>
      </style:paragraph-properties>
      <style:text-properties style:font-name="Calibri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 fo:hyphenate="tru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Calibri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Нижнийколонтитул" style:display-name="Нижний колонтитул" style:family="paragraph" style:parent-style-name="Обычный">
      <style:paragraph-properties fo:widows="2" fo:orphans="2" style:vertical-align="auto">
        <style:tab-stops>
          <style:tab-stop style:type="center" style:position="3.3465in"/>
          <style:tab-stop style:type="right" style:position="6.6937in"/>
        </style:tab-stops>
      </style:paragraph-properties>
      <style:text-properties style:font-name="Calibri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 fo:hyphenate="tru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Calibri" style:font-name-asian="Calibri" style:font-name-complex="Times New Roman" style:use-window-font-color="true" style:letter-kerning="false" fo:font-size="11pt" style:font-size-asian="11pt" style:font-size-complex="11pt" fo:language="ru" fo:country="RU" style:language-asian="en" style:country-asian="US" style:language-complex="ar" style:country-complex="SA"/>
    </style:style>
    <style:style style:name="Название" style:display-name="Название" style:family="paragraph" style:parent-style-name="Обычный" style:next-style-name="Обычный">
      <style:paragraph-properties fo:widows="2" fo:orphans="2" fo:border-top="none" fo:border-left="none" fo:border-bottom="0.0138in solid #4F81BD" fo:border-right="none" fo:padding-top="0in" fo:padding-left="0in" fo:padding-bottom="0.0555in" fo:padding-right="0in" style:shadow="none" style:vertical-align="auto" fo:margin-bottom="0.2083in"/>
      <style:text-properties style:font-name="Cambria" style:font-name-asian="Times New Roman" style:font-name-complex="Times New Roman" fo:color="#17365D" fo:letter-spacing="0.0034in" fo:font-size="26pt" style:font-size-asian="26pt" style:font-size-complex="26pt" fo:language="ru" fo:country="RU" style:language-asian="en" style:country-asian="US" style:language-complex="ar" style:country-complex="SA" fo:hyphenate="true"/>
    </style:style>
    <style:style style:name="НазваниеЗнак" style:display-name="Название Знак" style:family="text" style:parent-style-name="Основнойшрифтабзаца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language="ru" fo:country="RU" style:language-asian="en" style:country-asian="US" style:language-complex="ar" style:country-complex="SA"/>
    </style:style>
    <style:style style:name="Основнойтекст" style:display-name="Основной текст" style:family="paragraph" style:parent-style-name="Обычный">
      <style:paragraph-properties style:vertical-align="auto" fo:margin-left="0.077in">
        <style:tab-stops/>
      </style:paragraph-properties>
      <style:text-properties style:font-name="Times New Roman" style:font-name-asian="Times New Roman" style:font-name-complex="Times New Roman" style:use-window-font-color="true" style:letter-kerning="false" fo:font-size="14pt" style:font-size-asian="14pt" style:font-size-complex="14pt" fo:language="en" fo:country="US" style:language-asian="en" style:country-asian="US" style:language-complex="ar" style:country-complex="SA" fo:hyphenate="true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style:use-window-font-color="true" style:letter-kerning="false" fo:font-size="14pt" style:font-size-asian="14pt" style:font-size-complex="14pt" fo:language="en" fo:country="US" style:language-asian="en" style:country-asian="US" style:language-complex="ar" style:country-complex="SA"/>
    </style:style>
    <style:style style:name="Текствыноски" style:display-name="Текст выноски" style:family="paragraph" style:parent-style-name="Обычный">
      <style:paragraph-properties fo:widows="2" fo:orphans="2" style:vertical-align="auto"/>
      <style:text-properties style:font-name="Tahoma" style:font-name-asian="Calibri" style:font-name-complex="Times New Roman" style:use-window-font-color="true" style:letter-kerning="false" fo:font-size="8pt" style:font-size-asian="8pt" style:font-size-complex="8pt" fo:language="ru" fo:country="RU" style:language-asian="en" style:country-asian="US" style:language-complex="ar" style:country-complex="SA" fo:hyphenate="tru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Calibri" style:font-name-complex="Times New Roman" style:use-window-font-color="true" style:letter-kerning="false" fo:font-size="8pt" style:font-size-asian="8pt" style:font-size-complex="8pt" fo:language="ru" fo:country="RU" style:language-asian="en" style:country-asian="US" style:language-complex="ar" style:country-complex="SA"/>
    </style:style>
    <style:style style:name="msonormal0" style:display-name="msonormal" style:family="paragraph" style:parent-style-name="Обычный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use-window-font-color="true" style:letter-kerning="false" style:language-asian="uk" style:country-asian="UA" style:language-complex="ar" style:country-complex="SA" fo:hyphenate="true"/>
    </style:style>
    <style:style style:name="TableParagraph" style:display-name="Table Paragraph" style:family="paragraph" style:parent-style-name="Обычный">
      <style:paragraph-properties style:vertical-align="auto"/>
      <style:text-properties style:font-name="Calibri" style:font-name-asian="Calibri" style:font-name-complex="Times New Roman" style:use-window-font-color="true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Normal1" style:display-name="Normal1" style:family="paragraph" style:parent-style-name="Обычный">
      <style:paragraph-properties fo:widows="2" fo:orphans="2" style:vertical-align="auto" fo:margin-bottom="0.1388in" fo:line-height="115%"/>
      <style:text-properties style:font-name="Calibri" style:font-name-asian="Times New Roman" style:font-name-complex="Times New Roman" style:use-window-font-color="true" style:letter-kerning="false" fo:font-size="11pt" style:font-size-asian="11pt" style:font-size-complex="11pt" fo:language="ru" fo:country="RU" style:language-asian="ru" style:country-asian="RU" style:language-complex="ar" style:country-complex="SA" fo:hyphenate="true"/>
    </style:style>
    <style:style style:name="Text" style:display-name="Text" style:family="paragraph" style:parent-style-name="Обычный">
      <style:paragraph-properties fo:widows="2" fo:orphans="2" fo:text-align="justify" style:vertical-align="auto" fo:line-height="115%" fo:text-indent="0.2951in"/>
      <style:text-properties style:font-name="Cambria" style:font-name-asian="Calibri" style:font-name-complex="Calibri" style:use-window-font-color="true" style:letter-kerning="false" fo:font-size="10pt" style:font-size-asian="10pt" style:font-size-complex="11pt" style:language-asian="en" style:country-asian="US" style:language-complex="ar" style:country-complex="SA" fo:hyphenate="true"/>
    </style:style>
    <style:style style:name="Text_0" style:display-name="Text_0" style:family="paragraph" style:parent-style-name="Text">
      <style:paragraph-properties fo:text-indent="0in"/>
      <style:text-properties fo:hyphenate="true"/>
    </style:style>
    <style:style style:name="Знакпримечания" style:display-name="Знак примечания" style:family="text">
      <style:text-properties fo:font-size="8pt" style:font-size-asian="8pt" style:font-size-complex="8pt"/>
    </style:style>
    <style:style style:name="Замещающийтекст" style:display-name="Замещающий текст" style:family="text">
      <style:text-properties fo:color="#808080"/>
    </style:style>
    <style:style style:name="WW_CharLFO1LVL1" style:family="text">
      <style:text-properties style:font-name="Symbol"/>
    </style:style>
    <text:list-style style:name="WWNum1" style:display-name="WWNum1">
      <text:list-level-style-bullet text:level="1" text:style-name="WW_CharLFO1LVL1" text:bullet-char="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LVL1" style:family="text">
      <style:text-properties style:font-name="Symbol"/>
    </style:style>
    <text:list-style style:name="WWNum1a" style:display-name="WWNum1a">
      <text:list-level-style-bullet text:level="1" text:style-name="WW_CharLFO2LVL1" text:bullet-char="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3LVL1" style:family="text">
      <style:text-properties style:font-name="Symbol"/>
    </style:style>
    <text:list-style style:name="WWNum1aa" style:display-name="WWNum1aa">
      <text:list-level-style-bullet text:level="1" text:style-name="WW_CharLFO3LVL1" text:bullet-char="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4">
      <text:list-level-style-number text:level="1" style:num-suffix="." style:num-format="1" text:start-value="6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7875in" fo:margin-left="0.9166in" fo:margin-bottom="0.7875in" fo:margin-right="0.851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aRRon</meta:initial-creator>
    <dc:creator>DaRRon</dc:creator>
    <meta:creation-date>2023-11-05T08:56:00Z</meta:creation-date>
    <dc:date>2023-11-05T12:21:00Z</dc:date>
    <meta:template xlink:href="Normal.dotm" xlink:type="simple"/>
    <meta:editing-cycles>6</meta:editing-cycles>
    <meta:editing-duration>PT4560S</meta:editing-duration>
    <meta:document-statistic meta:page-count="11" meta:paragraph-count="20" meta:word-count="1566" meta:character-count="10474" meta:row-count="74" meta:non-whitespace-character-count="8928"/>
  </office:meta>
</office:document-meta>
</file>